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dash" draw:stroke-dash="stroke-dash5" svg:stroke-width="0.017cm" svg:stroke-color="#000000" draw:stroke-linejoin="round" svg:stroke-linecap="round" draw:fill="none" fo:padding-top="0.008cm" fo:padding-bottom="0.008cm" fo:padding-left="0.008cm" fo:padding-right="0.008cm"/>
    </style:style>
    <style:style style:name="gr2" style:family="graphic" style:parent-style-name="standard">
      <style:graphic-properties draw:stroke="solid" svg:stroke-width="0.017cm" svg:stroke-color="#000000" draw:stroke-linejoin="round" svg:stroke-linecap="round" draw:fill="none" fo:padding-top="0.008cm" fo:padding-bottom="0.008cm" fo:padding-left="0.008cm" fo:padding-right="0.008cm"/>
    </style:style>
    <style:style style:name="gr3"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style>
    <style:style style:name="gr4" style:family="graphic" style:parent-style-name="standard">
      <style:graphic-properties draw:stroke="solid" svg:stroke-width="0.035cm" svg:stroke-color="#000000" draw:stroke-linejoin="round" svg:stroke-linecap="round" draw:fill="none" fo:padding-top="0.017cm" fo:padding-bottom="0.017cm" fo:padding-left="0.017cm" fo:padding-right="0.017cm"/>
    </style:style>
    <style:style style:name="gr5" style:family="graphic" style:parent-style-name="standard">
      <style:graphic-properties draw:stroke="none" draw:fill="solid" draw:fill-color="#f03232"/>
    </style:style>
    <style:style style:name="gr6" style:family="graphic" style:parent-style-name="standard">
      <style:graphic-properties draw:stroke="solid" svg:stroke-width="0.017cm" svg:stroke-color="#f03232" draw:stroke-linejoin="round" svg:stroke-linecap="round" draw:fill="none" fo:padding-top="0.008cm" fo:padding-bottom="0.008cm" fo:padding-left="0.008cm" fo:padding-right="0.008cm"/>
    </style:style>
    <style:style style:name="gr7" style:family="graphic" style:parent-style-name="standard">
      <style:graphic-properties draw:stroke="solid" svg:stroke-width="0.017cm" svg:stroke-color="#0080ff" draw:stroke-linejoin="round" svg:stroke-linecap="round" draw:fill="solid" draw:fill-color="#0080ff" fo:padding-top="0.008cm" fo:padding-bottom="0.008cm" fo:padding-left="0.008cm" fo:padding-right="0.008cm"/>
    </style:style>
    <style:style style:name="gr8" style:family="graphic" style:parent-style-name="standard">
      <style:graphic-properties draw:stroke="none" draw:fill="solid" draw:fill-color="#ffffff"/>
    </style:style>
    <style:style style:name="gr9" style:family="graphic" style:parent-style-name="standard">
      <style:graphic-properties draw:stroke="none" draw:fill="none" draw:textarea-horizontal-align="left" draw:textarea-vertical-align="top" draw:auto-grow-height="true" draw:auto-grow-width="true" fo:min-height="0.234cm" fo:min-width="0.234cm" fo:padding-top="0cm" fo:padding-bottom="0cm" fo:padding-left="0cm" fo:padding-right="0cm"/>
    </style:style>
    <style:style style:name="gr10" style:family="graphic" style:parent-style-name="standard">
      <style:graphic-properties draw:stroke="solid" svg:stroke-width="0.017cm" svg:stroke-color="#ffffff" draw:stroke-linejoin="round" svg:stroke-linecap="round" draw:fill="none" fo:padding-top="0.008cm" fo:padding-bottom="0.008cm" fo:padding-left="0.008cm" fo:padding-right="0.008cm"/>
    </style:style>
    <style:style style:name="gr11" style:family="graphic" style:parent-style-name="standard">
      <style:graphic-properties draw:stroke="none" draw:fill="solid" draw:fill-color="#c0c0c0"/>
    </style:style>
    <style:style style:name="gr12" style:family="graphic" style:parent-style-name="standard">
      <style:graphic-properties draw:stroke="none" draw:fill="solid" draw:fill-color="#add8e6"/>
    </style:style>
    <style:style style:name="gr13" style:family="graphic" style:parent-style-name="standard">
      <style:graphic-properties draw:stroke="none" draw:fill="solid" draw:fill-color="#ffc0c0"/>
    </style:style>
    <style:style style:name="gr14" style:family="graphic" style:parent-style-name="standard">
      <style:graphic-properties draw:stroke="solid" svg:stroke-width="0.035cm" svg:stroke-color="#f03232" draw:stroke-linejoin="round" svg:stroke-linecap="round" draw:fill="none" fo:padding-top="0.017cm" fo:padding-bottom="0.017cm" fo:padding-left="0.017cm" fo:padding-right="0.017cm"/>
    </style:style>
    <style:style style:name="gr15" style:family="graphic" style:parent-style-name="standard">
      <style:graphic-properties draw:stroke="dash" draw:stroke-dash="stroke-dash37" svg:stroke-width="0.035cm" svg:stroke-color="#00008b" draw:stroke-linejoin="round" svg:stroke-linecap="round" draw:fill="none" fo:padding-top="0.017cm" fo:padding-bottom="0.017cm" fo:padding-left="0.017cm" fo:padding-right="0.017cm"/>
    </style:style>
    <style:style style:name="gr16" style:family="graphic" style:parent-style-name="standard">
      <style:graphic-properties draw:stroke="solid" svg:stroke-width="0.035cm" svg:stroke-color="#7f7f7f" draw:stroke-linejoin="round" svg:stroke-linecap="round" draw:fill="none" fo:padding-top="0.017cm" fo:padding-bottom="0.017cm" fo:padding-left="0.017cm" fo:padding-right="0.017cm"/>
    </style:style>
    <style:style style:name="gr17" style:family="graphic" style:parent-style-name="standard">
      <style:graphic-properties draw:stroke="dash" draw:stroke-dash="stroke-dash42" svg:stroke-width="0.035cm" svg:stroke-color="#7f7f7f" draw:stroke-linejoin="round" svg:stroke-linecap="round" draw:fill="none" fo:padding-top="0.017cm" fo:padding-bottom="0.017cm" fo:padding-left="0.017cm" fo:padding-right="0.017cm"/>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8pt" style:font-size-asian="8pt" style:font-size-complex="8pt"/>
    </style:style>
    <style:style style:name="P4" style:family="paragraph">
      <loext:graphic-properties draw:fill="solid" draw:fill-color="#f03232"/>
    </style:style>
    <style:style style:name="P5" style:family="paragraph">
      <loext:graphic-properties draw:fill="solid" draw:fill-color="#0080ff"/>
    </style:style>
    <style:style style:name="P6" style:family="paragraph">
      <loext:graphic-properties draw:fill="solid" draw:fill-color="#ffffff"/>
    </style:style>
    <style:style style:name="P7" style:family="paragraph">
      <loext:graphic-properties draw:fill="none"/>
      <style:text-properties fo:font-size="6.69999980926514pt" style:font-size-asian="6.69999980926514pt" style:font-size-complex="6.69999980926514pt"/>
    </style:style>
    <style:style style:name="P8" style:family="paragraph">
      <loext:graphic-properties draw:fill="solid" draw:fill-color="#c0c0c0"/>
    </style:style>
    <style:style style:name="P9" style:family="paragraph">
      <loext:graphic-properties draw:fill="solid" draw:fill-color="#add8e6"/>
    </style:style>
    <style:style style:name="P10" style:family="paragraph">
      <loext:graphic-properties draw:fill="solid" draw:fill-color="#ffc0c0"/>
    </style:style>
    <style:style style:name="T1" style:family="text">
      <style:text-properties fo:color="#000000" style:font-name="Arial1" fo:font-size="8pt" style:font-size-asian="8pt" style:font-name-complex="Arial1" style:font-size-complex="8pt"/>
    </style:style>
    <style:style style:name="T2" style:family="text">
      <style:text-properties fo:color="#000000" style:font-name="Arial1" fo:font-size="6.69999980926514pt" style:font-size-asian="6.69999980926514pt" style:font-name-complex="Arial1" style:font-size-complex="6.69999980926514pt"/>
    </style:style>
    <style:style style:name="T3" style:family="text">
      <style:text-properties fo:color="#7f7f7f" style:font-name="Arial1" fo:font-size="8pt" style:font-size-asian="8pt" style:font-name-complex="Arial1"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1.026cm" svg:y1="0.031cm" svg:x2="8.447cm" svg:y2="0.031cm">
          <text:p/>
        </draw:line>
        <draw:line draw:style-name="gr2" draw:text-style-name="P1" draw:layer="layout" svg:x1="1.026cm" svg:y1="0.031cm" svg:x2="1.151cm" svg:y2="0.031cm">
          <text:p/>
        </draw:line>
        <draw:line draw:style-name="gr1" draw:text-style-name="P1" draw:layer="layout" svg:x1="1.026cm" svg:y1="2.328cm" svg:x2="8.447cm" svg:y2="2.328cm">
          <text:p/>
        </draw:line>
        <draw:line draw:style-name="gr2" draw:text-style-name="P1" draw:layer="layout" svg:x1="1.026cm" svg:y1="2.328cm" svg:x2="1.151cm" svg:y2="2.328cm">
          <text:p/>
        </draw:line>
        <draw:line draw:style-name="gr2" draw:text-style-name="P1" draw:layer="layout" svg:x1="1.026cm" svg:y1="2.12cm" svg:x2="1.088cm" svg:y2="2.12cm">
          <text:p/>
        </draw:line>
        <draw:line draw:style-name="gr1" draw:text-style-name="P1" draw:layer="layout" svg:x1="1.026cm" svg:y1="1.91cm" svg:x2="8.447cm" svg:y2="1.91cm">
          <text:p/>
        </draw:line>
        <draw:line draw:style-name="gr2" draw:text-style-name="P1" draw:layer="layout" svg:x1="1.026cm" svg:y1="1.91cm" svg:x2="1.151cm" svg:y2="1.91cm">
          <text:p/>
        </draw:line>
        <draw:frame draw:style-name="gr3" draw:text-style-name="P3" draw:layer="layout" svg:width="0.281cm" svg:height="0.319cm" svg:x="0.633cm" svg:y="2.158cm">
          <draw:text-box>
            <text:p text:style-name="P2"><text:span text:style-name="T1"><text:s/></text:span><text:span text:style-name="T1">0</text:span></text:p>
          </draw:text-box>
        </draw:frame>
        <draw:line draw:style-name="gr2" draw:text-style-name="P1" draw:layer="layout" svg:x1="1.026cm" svg:y1="1.702cm" svg:x2="1.088cm" svg:y2="1.702cm">
          <text:p/>
        </draw:line>
        <draw:line draw:style-name="gr1" draw:text-style-name="P1" draw:layer="layout" svg:x1="1.026cm" svg:y1="1.494cm" svg:x2="8.447cm" svg:y2="1.494cm">
          <text:p/>
        </draw:line>
        <draw:line draw:style-name="gr2" draw:text-style-name="P1" draw:layer="layout" svg:x1="1.026cm" svg:y1="1.494cm" svg:x2="1.151cm" svg:y2="1.494cm">
          <text:p/>
        </draw:line>
        <draw:frame draw:style-name="gr3" draw:text-style-name="P3" draw:layer="layout" svg:width="0.476cm" svg:height="0.319cm" svg:x="0.398cm" svg:y="1.74cm">
          <draw:text-box>
            <text:p text:style-name="P2"><text:span text:style-name="T1"><text:s/></text:span><text:span text:style-name="T1">0.2</text:span></text:p>
          </draw:text-box>
        </draw:frame>
        <draw:line draw:style-name="gr2" draw:text-style-name="P1" draw:layer="layout" svg:x1="1.026cm" svg:y1="1.284cm" svg:x2="1.088cm" svg:y2="1.284cm">
          <text:p/>
        </draw:line>
        <draw:line draw:style-name="gr1" draw:text-style-name="P1" draw:layer="layout" svg:x1="1.026cm" svg:y1="1.075cm" svg:x2="1.183cm" svg:y2="1.075cm">
          <text:p/>
        </draw:line>
        <draw:line draw:style-name="gr1" draw:text-style-name="P1" draw:layer="layout" svg:x1="3.303cm" svg:y1="1.075cm" svg:x2="8.447cm" svg:y2="1.075cm">
          <text:p/>
        </draw:line>
        <draw:line draw:style-name="gr2" draw:text-style-name="P1" draw:layer="layout" svg:x1="1.026cm" svg:y1="1.075cm" svg:x2="1.151cm" svg:y2="1.075cm">
          <text:p/>
        </draw:line>
        <draw:frame draw:style-name="gr3" draw:text-style-name="P3" draw:layer="layout" svg:width="0.476cm" svg:height="0.319cm" svg:x="0.398cm" svg:y="1.324cm">
          <draw:text-box>
            <text:p text:style-name="P2"><text:span text:style-name="T1"><text:s/></text:span><text:span text:style-name="T1">0.4</text:span></text:p>
          </draw:text-box>
        </draw:frame>
        <draw:line draw:style-name="gr2" draw:text-style-name="P1" draw:layer="layout" svg:x1="1.026cm" svg:y1="0.866cm" svg:x2="1.088cm" svg:y2="0.866cm">
          <text:p/>
        </draw:line>
        <draw:line draw:style-name="gr1" draw:text-style-name="P1" draw:layer="layout" svg:x1="1.026cm" svg:y1="0.657cm" svg:x2="1.183cm" svg:y2="0.657cm">
          <text:p/>
        </draw:line>
        <draw:line draw:style-name="gr1" draw:text-style-name="P1" draw:layer="layout" svg:x1="3.303cm" svg:y1="0.657cm" svg:x2="8.447cm" svg:y2="0.657cm">
          <text:p/>
        </draw:line>
        <draw:line draw:style-name="gr2" draw:text-style-name="P1" draw:layer="layout" svg:x1="1.026cm" svg:y1="0.657cm" svg:x2="1.151cm" svg:y2="0.657cm">
          <text:p/>
        </draw:line>
        <draw:frame draw:style-name="gr3" draw:text-style-name="P3" draw:layer="layout" svg:width="0.476cm" svg:height="0.319cm" svg:x="0.398cm" svg:y="0.906cm">
          <draw:text-box>
            <text:p text:style-name="P2"><text:span text:style-name="T1"><text:s/></text:span><text:span text:style-name="T1">0.6</text:span></text:p>
          </draw:text-box>
        </draw:frame>
        <draw:line draw:style-name="gr2" draw:text-style-name="P1" draw:layer="layout" svg:x1="1.026cm" svg:y1="0.449cm" svg:x2="1.088cm" svg:y2="0.449cm">
          <text:p/>
        </draw:line>
        <draw:line draw:style-name="gr1" draw:text-style-name="P1" draw:layer="layout" svg:x1="1.026cm" svg:y1="0.239cm" svg:x2="1.183cm" svg:y2="0.239cm">
          <text:p/>
        </draw:line>
        <draw:line draw:style-name="gr1" draw:text-style-name="P1" draw:layer="layout" svg:x1="3.303cm" svg:y1="0.239cm" svg:x2="8.447cm" svg:y2="0.239cm">
          <text:p/>
        </draw:line>
        <draw:line draw:style-name="gr2" draw:text-style-name="P1" draw:layer="layout" svg:x1="1.026cm" svg:y1="0.239cm" svg:x2="1.151cm" svg:y2="0.239cm">
          <text:p/>
        </draw:line>
        <draw:frame draw:style-name="gr3" draw:text-style-name="P3" draw:layer="layout" svg:width="0.476cm" svg:height="0.319cm" svg:x="0.398cm" svg:y="0.488cm">
          <draw:text-box>
            <text:p text:style-name="P2"><text:span text:style-name="T1"><text:s/></text:span><text:span text:style-name="T1">0.8</text:span></text:p>
          </draw:text-box>
        </draw:frame>
        <draw:line draw:style-name="gr2" draw:text-style-name="P1" draw:layer="layout" svg:x1="1.026cm" svg:y1="0.031cm" svg:x2="1.088cm" svg:y2="0.031cm">
          <text:p/>
        </draw:line>
        <draw:line draw:style-name="gr1" draw:text-style-name="P1" draw:layer="layout" svg:x1="1.026cm" svg:y1="2.328cm" svg:x2="1.026cm" svg:y2="0.031cm">
          <text:p/>
        </draw:line>
        <draw:line draw:style-name="gr2" draw:text-style-name="P1" draw:layer="layout" svg:x1="1.026cm" svg:y1="2.328cm" svg:x2="1.026cm" svg:y2="2.203cm">
          <text:p/>
        </draw:line>
        <draw:line draw:style-name="gr2" draw:text-style-name="P1" draw:layer="layout" svg:x1="1.645cm" svg:y1="2.328cm" svg:x2="1.645cm" svg:y2="2.266cm">
          <text:p/>
        </draw:line>
        <draw:line draw:style-name="gr1" draw:text-style-name="P1" draw:layer="layout" svg:x1="2.262cm" svg:y1="2.328cm" svg:x2="2.262cm" svg:y2="1.201cm">
          <text:p/>
        </draw:line>
        <draw:line draw:style-name="gr1" draw:text-style-name="P1" draw:layer="layout" svg:x1="2.262cm" svg:y1="0.156cm" svg:x2="2.262cm" svg:y2="0.031cm">
          <text:p/>
        </draw:line>
        <draw:line draw:style-name="gr2" draw:text-style-name="P1" draw:layer="layout" svg:x1="2.262cm" svg:y1="2.328cm" svg:x2="2.262cm" svg:y2="2.203cm">
          <text:p/>
        </draw:line>
        <draw:line draw:style-name="gr2" draw:text-style-name="P1" draw:layer="layout" svg:x1="2.882cm" svg:y1="2.328cm" svg:x2="2.882cm" svg:y2="2.266cm">
          <text:p/>
        </draw:line>
        <draw:line draw:style-name="gr1" draw:text-style-name="P1" draw:layer="layout" svg:x1="3.499cm" svg:y1="2.328cm" svg:x2="3.499cm" svg:y2="0.031cm">
          <text:p/>
        </draw:line>
        <draw:line draw:style-name="gr2" draw:text-style-name="P1" draw:layer="layout" svg:x1="3.499cm" svg:y1="2.328cm" svg:x2="3.499cm" svg:y2="2.203cm">
          <text:p/>
        </draw:line>
        <draw:line draw:style-name="gr2" draw:text-style-name="P1" draw:layer="layout" svg:x1="4.118cm" svg:y1="2.328cm" svg:x2="4.118cm" svg:y2="2.266cm">
          <text:p/>
        </draw:line>
        <draw:line draw:style-name="gr1" draw:text-style-name="P1" draw:layer="layout" svg:x1="4.736cm" svg:y1="2.328cm" svg:x2="4.736cm" svg:y2="0.031cm">
          <text:p/>
        </draw:line>
        <draw:line draw:style-name="gr2" draw:text-style-name="P1" draw:layer="layout" svg:x1="4.736cm" svg:y1="2.328cm" svg:x2="4.736cm" svg:y2="2.203cm">
          <text:p/>
        </draw:line>
        <draw:line draw:style-name="gr2" draw:text-style-name="P1" draw:layer="layout" svg:x1="5.355cm" svg:y1="2.328cm" svg:x2="5.355cm" svg:y2="2.266cm">
          <text:p/>
        </draw:line>
        <draw:line draw:style-name="gr1" draw:text-style-name="P1" draw:layer="layout" svg:x1="5.972cm" svg:y1="2.328cm" svg:x2="5.972cm" svg:y2="0.031cm">
          <text:p/>
        </draw:line>
        <draw:line draw:style-name="gr2" draw:text-style-name="P1" draw:layer="layout" svg:x1="5.972cm" svg:y1="2.328cm" svg:x2="5.972cm" svg:y2="2.203cm">
          <text:p/>
        </draw:line>
        <draw:line draw:style-name="gr2" draw:text-style-name="P1" draw:layer="layout" svg:x1="6.591cm" svg:y1="2.328cm" svg:x2="6.591cm" svg:y2="2.266cm">
          <text:p/>
        </draw:line>
        <draw:line draw:style-name="gr1" draw:text-style-name="P1" draw:layer="layout" svg:x1="7.209cm" svg:y1="2.328cm" svg:x2="7.209cm" svg:y2="0.031cm">
          <text:p/>
        </draw:line>
        <draw:line draw:style-name="gr2" draw:text-style-name="P1" draw:layer="layout" svg:x1="7.209cm" svg:y1="2.328cm" svg:x2="7.209cm" svg:y2="2.203cm">
          <text:p/>
        </draw:line>
        <draw:line draw:style-name="gr2" draw:text-style-name="P1" draw:layer="layout" svg:x1="7.828cm" svg:y1="2.328cm" svg:x2="7.828cm" svg:y2="2.266cm">
          <text:p/>
        </draw:line>
        <draw:line draw:style-name="gr1" draw:text-style-name="P1" draw:layer="layout" svg:x1="8.445cm" svg:y1="2.328cm" svg:x2="8.445cm" svg:y2="0.031cm">
          <text:p/>
        </draw:line>
        <draw:line draw:style-name="gr2" draw:text-style-name="P1" draw:layer="layout" svg:x1="8.445cm" svg:y1="2.328cm" svg:x2="8.445cm" svg:y2="2.203cm">
          <text:p/>
        </draw:line>
        <draw:polyline draw:style-name="gr2" draw:text-style-name="P1" draw:layer="layout" svg:width="7.421cm" svg:height="2.297cm" svg:x="1.026cm" svg:y="0.031cm" svg:viewBox="0 0 7422 2298" draw:points="0,0 0,2298 7422,2298">
          <text:p/>
        </draw:polyline>
        <draw:frame draw:style-name="gr3" draw:text-style-name="P3" draw:layer="layout" svg:width="0.281cm" svg:height="0.319cm" svg:x="0.633cm" svg:y="0.07cm">
          <draw:text-box>
            <text:p text:style-name="P2"><text:span text:style-name="T1"><text:s/></text:span><text:span text:style-name="T1">1</text:span></text:p>
          </draw:text-box>
        </draw:frame>
        <draw:polygon draw:style-name="gr2" draw:text-style-name="P1" draw:layer="layout" svg:width="2.12cm" svg:height="1.045cm" svg:x="1.183cm" svg:y="0.156cm" svg:viewBox="0 0 2121 1046" draw:points="0,0 2121,0 2121,1046 0,1046">
          <text:p/>
        </draw:polygon>
        <draw:polyline draw:style-name="gr4" draw:text-style-name="P1" draw:layer="layout" svg:width="4.382cm" svg:height="2.031cm" svg:x="3.857cm" svg:y="0.202cm" svg:viewBox="0 0 4383 2032" draw:points="0,7 0,6 2,6 2,4 4,4 4,2 5,2 5,0 14,0 14,2 16,2 16,4 18,4 18,6 19,6 19,7 21,9 21,11 23,11 23,14 25,14 25,18 27,18 27,22 28,22 28,27 30,27 30,32 32,32 32,37 34,37 34,43 35,43 35,50 37,50 37,57 39,57 39,64 41,64 41,71 42,71 42,78 44,80 44,87 46,89 46,96 48,97 48,106 50,106 50,115 51,117 51,126 53,127 53,136 55,138 55,148 57,148 57,159 58,161 58,172 60,173 60,186 62,186 62,198 64,198 64,212 65,212 65,226 67,226 67,240 69,242 69,256 71,256 71,272 72,272 72,288 74,288 74,305 76,305 76,321 78,323 78,339 80,341 80,358 81,358 81,378 83,378 83,397 85,397 85,417 87,418 87,438 88,438 88,459 90,459 90,480 92,482 92,503 94,503 94,526 95,526 95,549 97,551 97,574 99,575 99,598 101,600 101,623 102,625 102,648 104,649 104,674 106,674 106,701 108,701 108,727 109,729 109,755 111,757 111,783 113,785 113,815 115,816 115,846 116,848 116,878 118,880 118,910 120,912 120,945 122,945 122,979 124,980 124,1016 125,1017 125,1053 127,1054 127,1090 129,1091 129,1130 131,1132 131,1171 132,1173 132,1211 134,1213 134,1256 136,1257 136,1300 138,1301 138,1346 140,1347 140,1391 141,1393 141,1439 143,1441 143,1488 145,1490 145,1538 147,1540 147,1585 148,1587 148,1635 150,1637 150,1681 152,1682 152,1721 154,1723 154,1755 155,1755 155,1776 157,1776 157,1781 157,1779 159,1779 159,1767 161,1767 161,1741 162,1741 162,1705 164,1704 164,1661 166,1659 166,1614 168,1612 168,1566 169,1564 169,1516 171,1515 171,1467 173,1465 173,1419 175,1416 175,1372 177,1370 177,1326 178,1324 178,1280 180,1278 180,1236 182,1234 182,1194 184,1192 184,1153 185,1151 185,1113 187,1111 187,1074 189,1072 189,1037 191,1035 191,1000 192,998 192,964 194,963 194,929 196,929 196,897 198,896 198,864 199,862 199,832 201,832 201,801 203,799 203,771 205,771 205,743 206,743 206,717 208,715 208,688 210,688 210,664 212,662 212,637 213,637 213,612 215,612 215,589 217,589 217,567 219,567 219,545 221,544 221,522 222,522 222,503 224,501 224,482 226,482 226,464 228,463 228,445 230,445 230,427 231,425 231,410 233,410 233,394 235,392 235,378 237,376 237,362 238,362 238,348 240,346 240,334 242,332 242,320 244,320 244,307 245,305 245,295 247,295 247,283 249,283 249,272 251,272 251,261 252,261 252,251 254,251 254,242 256,242 256,233 258,233 258,224 259,224 259,217 261,217 261,210 263,210 263,203 265,203 265,198 266,198 266,193 268,193 268,187 270,187 270,184 272,182 272,179 274,179 274,177 275,175 275,173 277,173 277,172 279,172 279,170 281,170 281,168 289,168 289,170 291,170 291,172 293,173 293,175 295,175 295,179 296,179 296,182 298,182 298,186 300,186 300,191 302,191 302,196 303,196 303,201 305,201 305,208 307,208 307,216 309,216 309,223 310,223 310,230 312,231 312,238 314,238 314,247 316,249 316,258 318,258 318,269 319,269 319,279 321,279 321,290 323,291 323,302 325,304 325,314 327,316 327,328 328,328 328,343 330,343 330,357 332,357 332,373 334,373 334,388 335,388 335,404 337,404 337,422 339,422 339,440 341,440 341,457 342,459 342,477 344,477 344,496 346,498 346,517 348,517 348,538 349,538 349,560 351,561 351,582 353,584 353,605 355,607 355,630 356,632 356,655 358,657 358,681 360,681 360,708 362,708 362,734 363,736 363,762 365,764 365,792 367,794 367,823 369,825 369,855 371,855 371,887 372,889 372,920 374,920 374,954 376,956 376,989 378,991 378,1024 379,1026 379,1063 381,1063 381,1100 383,1102 383,1141 385,1143 385,1181 386,1183 386,1224 388,1225 388,1266 390,1268 390,1312 392,1314 392,1358 393,1360 393,1404 395,1405 395,1453 397,1455 397,1501 399,1502 399,1550 400,1552 400,1599 402,1601 402,1647 404,1649 404,1691 406,1693 406,1732 408,1732 408,1762 409,1762 409,1778 411,1778 411,1781 411,1779 413,1778 413,1763 415,1762 415,1734 416,1732 416,1695 418,1693 418,1651 420,1649 420,1603 422,1601 422,1554 424,1552 424,1504 425,1502 425,1457 427,1453 427,1407 429,1405 429,1361 431,1360 431,1315 432,1314 432,1270 434,1268 434,1227 436,1225 436,1185 438,1183 438,1143 439,1143 439,1104 441,1102 441,1065 443,1063 443,1028 445,1026 445,991 446,989 446,956 448,956 448,922 450,920 450,889 452,887 452,857 453,855 453,825 455,825 455,794 457,794 457,766 459,764 459,738 460,736 460,710 462,708 462,683 464,681 464,657 466,657 466,632 468,630 468,607 469,607 469,584 471,582 471,561 473,561 473,540 475,538 475,519 476,517 476,498 478,498 478,478 480,477 480,459 482,459 482,441 483,440 483,424 485,422 485,406 487,404 487,390 489,388 489,374 490,373 490,358 492,358 492,344 494,343 494,330 496,330 496,316 498,316 498,304 499,304 499,291 501,291 501,281 503,279 503,269 505,269 505,260 506,258 506,249 508,249 508,240 510,240 510,231 512,231 512,223 513,223 513,216 515,216 515,208 517,208 517,201 519,201 519,196 521,196 521,191 522,191 522,186 524,186 524,182 526,182 526,179 528,179 528,175 529,175 529,173 531,173 531,170 533,170 535,168 542,168 542,170 543,170 543,172 545,172 545,173 547,173 547,175 549,175 549,179 550,179 550,182 552,182 552,187 554,187 554,193 556,193 556,198 557,198 557,203 559,203 559,210 561,210 561,217 563,217 563,224 565,224 565,233 566,233 566,242 568,242 568,251 570,251 570,261 572,261 572,270 573,272 573,283 575,283 575,293 577,295 577,305 579,307 579,318 580,320 580,332 582,332 582,346 584,346 584,360 586,362 586,376 588,376 588,392 589,392 589,408 591,410 591,425 593,427 593,443 595,445 595,463 596,463 596,482 598,482 598,501 600,501 600,522 602,522 602,544 603,544 603,565 605,567 605,588 607,589 607,611 609,612 609,635 610,637 610,662 612,662 612,686 614,688 614,713 616,715 616,741 618,743 618,769 619,771 619,799 621,801 621,830 623,832 623,862 625,864 625,894 626,896 626,927 628,929 628,961 630,963 630,998 632,998 632,1033 633,1035 633,1072 635,1072 635,1111 637,1111 637,1150 639,1151 639,1190 640,1192 640,1234 642,1236 642,1277 644,1278 644,1322 646,1324 646,1368 647,1370 647,1416 649,1418 649,1464 651,1465 651,1513 653,1515 653,1562 654,1564 654,1610 656,1612 656,1658 658,1659 658,1702 660,1704 660,1739 662,1741 662,1767 663,1767 663,1779 665,1779 665,1781 665,1776 667,1776 667,1756 669,1756 669,1725 670,1723 670,1684 672,1682 672,1640 674,1638 674,1591 676,1589 676,1543 677,1541 677,1494 679,1492 679,1444 681,1443 681,1397 683,1395 683,1349 685,1347 685,1305 686,1303 686,1259 688,1257 688,1217 690,1215 690,1174 692,1173 692,1134 693,1132 693,1095 695,1093 695,1056 697,1054 697,1019 699,1017 699,982 700,980 700,947 702,945 702,913 704,912 704,880 706,878 706,848 707,846 707,818 709,816 709,787 711,785 711,757 713,757 713,729 715,729 715,702 716,701 716,676 718,674 718,649 720,649 720,625 722,625 722,602 723,600 723,577 725,577 725,556 727,554 727,533 729,533 729,512 730,512 730,492 732,492 732,473 734,471 734,454 736,454 736,436 737,434 737,418 739,417 739,401 741,401 741,385 743,385 743,369 744,369 744,355 746,353 746,341 748,339 748,327 750,325 750,313 751,313 751,300 753,300 753,288 755,288 755,277 757,277 757,267 759,267 759,256 760,256 760,247 762,245 762,237 764,237 764,230 766,228 766,221 767,221 767,214 769,214 769,207 771,207 771,201 773,200 773,194 775,194 775,189 776,189 776,186 778,186 778,180 780,180 780,177 782,177 782,175 783,175 783,172 785,172 785,170 787,170 787,168 796,168 796,170 797,170 797,172 799,172 799,173 801,173 801,177 803,177 803,180 804,180 804,184 806,184 806,187 808,189 808,193 810,193 810,198 812,200 812,205 813,205 813,212 815,212 815,219 817,219 817,226 819,226 819,235 820,235 820,244 822,244 822,253 824,253 824,263 826,263 826,274 827,274 827,284 829,284 829,297 831,297 831,309 833,309 833,321 834,323 834,335 836,335 836,350 838,350 838,364 840,366 840,380 841,380 841,395 843,397 843,413 845,413 845,429 847,431 847,448 848,448 848,466 850,468 850,485 852,487 852,507 854,507 854,526 856,528 856,549 857,549 857,570 859,572 859,593 861,595 861,616 863,618 863,639 865,639 865,662 866,664 866,686 868,686 868,711 870,713 870,738 872,738 872,764 873,766 873,792 875,794 875,823 877,823 877,853 879,853 879,885 880,887 880,919 882,920 882,952 884,954 884,987 886,989 886,1024 887,1024 887,1061 889,1063 889,1100 891,1102 891,1141 893,1143 893,1183 894,1185 894,1227 896,1229 896,1273 898,1275 898,1321 900,1322 900,1370 901,1372 901,1421 903,1423 903,1474 905,1478 905,1531 907,1532 907,1587 909,1589 909,1645 910,1647 910,1704 912,1705 912,1760 914,1762 914,1809 916,1811 916,1845 917,1846 917,1857 919,1855 919,1839 921,1838 921,1801 923,1797 923,1748 924,1746 924,1691 926,1689 926,1633 928,1631 928,1575 930,1573 930,1518 931,1516 931,1464 933,1462 933,1411 935,1409 935,1360 937,1358 937,1310 938,1308 938,1264 940,1263 940,1218 942,1217 942,1174 944,1173 944,1134 945,1132 945,1093 947,1091 947,1054 949,1053 949,1016 951,1014 951,980 953,979 953,945 954,943 954,912 956,910 956,880 958,878 958,848 960,846 960,818 962,816 962,787 963,787 963,759 965,759 965,732 967,732 967,708 969,706 969,681 970,681 970,658 972,657 972,635 974,634 974,612 976,612 976,591 977,591 977,570 979,570 979,551 981,551 981,533 983,531 983,514 984,514 984,498 986,496 986,480 988,480 988,466 990,464 990,450 991,450 991,436 993,436 993,424 995,422 995,410 997,410 997,399 998,397 998,387 1000,387 1000,376 1002,376 1002,367 1004,367 1004,358 1006,357 1006,350 1007,350 1007,341 1009,341 1009,334 1011,334 1011,328 1013,328 1013,323 1014,321 1014,318 1016,318 1016,313 1018,313 1018,309 1020,309 1020,305 1021,305 1021,304 1023,304 1023,302 1025,302 1025,300 1032,300 1032,302 1034,302 1034,304 1035,305 1035,307 1037,307 1037,311 1039,311 1039,314 1041,314 1041,320 1043,320 1043,325 1044,325 1044,330 1046,332 1046,337 1048,337 1048,344 1050,346 1050,353 1051,353 1051,362 1053,362 1053,371 1055,373 1055,381 1057,381 1057,392 1059,394 1059,404 1060,404 1060,417 1062,417 1062,429 1064,431 1064,443 1066,445 1066,457 1067,459 1067,473 1069,473 1069,489 1071,491 1071,507 1073,507 1073,524 1074,524 1074,542 1076,544 1076,561 1078,561 1078,581 1080,582 1080,602 1081,604 1081,625 1083,625 1083,646 1085,648 1085,671 1087,671 1087,695 1088,695 1088,720 1090,722 1090,746 1092,748 1092,775 1094,775 1094,803 1095,803 1095,832 1097,834 1097,864 1099,866 1099,896 1101,897 1101,929 1103,929 1103,963 1104,964 1104,998 1106,1000 1106,1035 1108,1037 1108,1074 1110,1076 1110,1113 1111,1114 1111,1155 1113,1157 1113,1197 1115,1199 1115,1241 1117,1243 1117,1287 1118,1289 1118,1337 1120,1338 1120,1386 1122,1388 1122,1437 1124,1441 1124,1492 1125,1494 1125,1547 1127,1550 1127,1605 1129,1606 1129,1663 1131,1665 1131,1721 1133,1723 1133,1776 1134,1778 1134,1822 1136,1823 1136,1852 1138,1852 1138,1857 1138,1853 1140,1853 1140,1829 1141,1827 1141,1785 1143,1783 1143,1732 1145,1728 1145,1673 1147,1672 1147,1615 1148,1612 1148,1557 1150,1555 1150,1501 1152,1499 1152,1448 1154,1446 1154,1395 1156,1393 1156,1346 1157,1344 1157,1296 1159,1294 1159,1250 1161,1248 1161,1204 1163,1203 1163,1162 1164,1160 1164,1120 1166,1118 1166,1081 1168,1079 1168,1042 1170,1040 1170,1005 1171,1003 1171,970 1173,968 1173,934 1175,933 1175,901 1177,899 1177,869 1178,867 1178,839 1180,837 1180,808 1182,807 1182,778 1184,778 1184,752 1185,750 1185,725 1187,724 1187,699 1189,699 1189,674 1191,674 1191,651 1192,649 1192,628 1194,627 1194,605 1196,605 1196,588 1198,588 1198,572 1200,572 1200,556 1201,556 1201,542 1203,540 1203,528 1205,528 1205,514 1207,514 1207,503 1208,501 1208,491 1210,491 1210,480 1212,480 1212,471 1214,471 1214,463 1215,463 1215,455 1217,454 1217,448 1219,448 1219,441 1221,441 1221,436 1223,436 1223,433 1224,431 1224,427 1226,427 1226,425 1228,425 1228,422 1231,422 1231,420 1233,420 1233,422 1237,422 1237,424 1238,424 1238,427 1240,427 1240,431 1242,431 1242,434 1244,434 1244,440 1245,440 1245,445 1247,445 1247,452 1249,452 1249,459 1251,461 1251,468 1253,468 1253,477 1254,477 1254,487 1256,487 1256,498 1258,498 1258,510 1260,510 1260,522 1261,522 1261,537 1263,537 1263,551 1265,551 1265,565 1267,567 1267,582 1268,582 1268,598 1270,600 1270,618 1272,618 1272,635 1274,637 1274,657 1275,657 1275,678 1277,678 1277,701 1279,701 1279,724 1281,724 1281,748 1282,748 1282,773 1284,775 1284,799 1286,801 1286,829 1288,830 1288,859 1289,859 1289,889 1291,890 1291,920 1293,922 1293,954 1295,956 1295,989 1297,989 1297,1024 1298,1026 1298,1063 1300,1065 1300,1102 1302,1104 1302,1144 1304,1146 1304,1187 1305,1188 1305,1232 1307,1234 1307,1280 1309,1282 1309,1331 1311,1333 1311,1382 1312,1386 1312,1439 1314,1441 1314,1497 1316,1499 1316,1559 1318,1561 1318,1624 1320,1626 1320,1691 1321,1695 1321,1763 1323,1765 1323,1834 1325,1838 1325,1898 1327,1899 1327,1929 1328,1929 1328,1906 1330,1905 1330,1848 1332,1845 1332,1778 1334,1774 1334,1705 1335,1704 1335,1637 1337,1635 1337,1571 1339,1569 1339,1509 1341,1506 1341,1450 1342,1448 1342,1395 1344,1391 1344,1340 1346,1338 1346,1291 1348,1289 1348,1241 1350,1240 1350,1196 1351,1194 1351,1151 1353,1151 1353,1111 1355,1109 1355,1070 1357,1069 1357,1031 1358,1030 1358,996 1360,994 1360,961 1362,959 1362,927 1364,926 1364,894 1365,894 1365,864 1367,862 1367,834 1369,834 1369,805 1371,805 1371,778 1372,776 1372,752 1374,752 1374,727 1376,727 1376,704 1378,704 1378,681 1379,681 1379,660 1381,660 1381,641 1383,639 1383,621 1385,620 1385,602 1386,602 1386,586 1388,584 1388,568 1390,568 1390,552 1392,552 1392,538 1394,538 1394,524 1395,524 1395,512 1397,512 1397,499 1399,499 1399,489 1401,489 1401,478 1402,478 1402,470 1404,470 1404,461 1406,461 1406,454 1408,454 1408,447 1410,447 1410,441 1411,440 1411,436 1413,434 1413,431 1415,431 1415,427 1417,427 1417,424 1418,424 1418,422 1422,422 1422,420 1424,420 1424,422 1427,422 1427,424 1429,424 1429,427 1431,427 1431,431 1432,431 1432,436 1434,436 1434,441 1436,441 1436,447 1438,447 1438,454 1439,454 1439,461 1441,461 1441,470 1443,470 1443,478 1445,478 1445,489 1447,489 1447,499 1448,501 1448,512 1450,512 1450,524 1452,526 1452,538 1454,538 1454,552 1455,554 1455,568 1457,568 1457,584 1459,586 1459,602 1461,604 1461,621 1462,621 1462,641 1464,641 1464,660 1466,662 1466,681 1468,683 1468,704 1469,704 1469,727 1471,729 1471,752 1473,754 1473,778 1475,778 1475,805 1476,807 1476,834 1478,836 1478,864 1480,864 1480,894 1482,896 1482,926 1483,927 1483,959 1485,961 1485,994 1487,996 1487,1031 1489,1033 1489,1070 1491,1072 1491,1109 1492,1111 1492,1151 1494,1153 1494,1196 1496,1197 1496,1241 1498,1243 1498,1289 1500,1291 1500,1340 1501,1342 1501,1393 1503,1395 1503,1450 1505,1451 1505,1508 1507,1511 1507,1571 1508,1573 1508,1637 1510,1638 1510,1705 1512,1707 1512,1776 1514,1779 1514,1846 1515,1850 1515,1906 1517,1908 1517,1929 1519,1929 1519,1898 1521,1896 1521,1836 1522,1832 1522,1763 1524,1762 1524,1693 1526,1689 1526,1624 1528,1622 1528,1559 1529,1557 1529,1497 1531,1495 1531,1439 1533,1437 1533,1384 1535,1382 1535,1331 1536,1329 1536,1282 1538,1278 1538,1232 1540,1231 1540,1188 1542,1187 1542,1144 1544,1143 1544,1102 1545,1102 1545,1063 1547,1061 1547,1024 1549,1024 1549,989 1551,987 1551,954 1552,952 1552,920 1554,919 1554,889 1556,887 1556,859 1558,857 1558,829 1559,829 1559,799 1561,799 1561,773 1563,773 1563,748 1565,746 1565,724 1566,722 1566,701 1568,699 1568,678 1570,678 1570,657 1572,657 1572,637 1573,635 1573,618 1575,616 1575,600 1577,600 1577,586 1579,586 1579,574 1580,574 1580,561 1582,561 1582,551 1584,551 1584,540 1586,540 1586,531 1588,531 1588,524 1589,522 1589,517 1591,515 1591,510 1593,510 1593,505 1595,505 1595,501 1597,499 1597,498 1598,496 1598,494 1600,494 1600,492 1605,492 1607,494 1607,496 1609,496 1609,498 1611,498 1611,501 1612,503 1612,507 1614,507 1614,512 1616,512 1616,519 1618,519 1618,526 1619,528 1619,535 1621,535 1621,544 1623,545 1623,554 1625,556 1625,567 1626,567 1626,579 1628,579 1628,591 1630,593 1630,605 1632,607 1632,621 1633,623 1633,637 1635,639 1635,655 1637,657 1637,674 1639,674 1639,693 1641,695 1641,715 1642,715 1642,736 1644,738 1644,759 1646,761 1646,783 1648,785 1648,810 1649,812 1649,837 1651,839 1651,866 1653,867 1653,896 1655,897 1655,927 1656,929 1656,961 1658,961 1658,994 1660,996 1660,1031 1662,1033 1662,1069 1663,1070 1663,1109 1665,1111 1665,1151 1667,1153 1667,1196 1669,1197 1669,1241 1670,1243 1670,1291 1672,1293 1672,1342 1674,1346 1674,1398 1676,1400 1676,1457 1678,1458 1678,1518 1679,1520 1679,1584 1681,1587 1681,1654 1683,1658 1683,1732 1685,1734 1685,1813 1686,1815 1686,1896 1688,1899 1688,1961 1690,1963 1690,1972 1690,1957 1692,1956 1692,1887 1694,1883 1694,1804 1695,1801 1695,1723 1697,1719 1697,1647 1699,1645 1699,1576 1701,1575 1701,1511 1702,1509 1702,1450 1704,1448 1704,1391 1706,1390 1706,1337 1708,1335 1708,1285 1709,1284 1709,1238 1711,1234 1711,1190 1713,1188 1713,1146 1715,1144 1715,1106 1716,1104 1716,1065 1718,1063 1718,1028 1720,1026 1720,991 1722,991 1722,957 1723,956 1723,924 1725,924 1725,894 1727,892 1727,864 1729,862 1729,836 1730,834 1730,807 1732,807 1732,782 1734,780 1734,757 1736,757 1736,734 1738,734 1738,713 1739,711 1739,692 1741,690 1741,672 1743,671 1743,653 1745,653 1745,637 1746,635 1746,620 1748,620 1748,605 1750,604 1750,591 1752,589 1752,577 1753,577 1753,565 1755,565 1755,554 1757,554 1757,544 1759,544 1759,535 1760,533 1760,526 1762,526 1762,519 1764,519 1764,512 1766,512 1766,507 1768,507 1768,501 1769,501 1769,498 1771,498 1771,494 1773,494 1773,492 1780,492 1780,494 1782,494 1782,498 1783,498 1783,501 1785,501 1785,505 1787,505 1787,510 1789,510 1789,517 1791,517 1791,524 1792,524 1792,533 1794,533 1794,542 1796,542 1796,552 1798,552 1798,563 1799,563 1799,575 1801,575 1801,588 1803,588 1803,602 1805,602 1805,616 1806,618 1806,634 1808,634 1808,649 1810,651 1810,669 1812,669 1812,688 1813,688 1813,708 1815,710 1815,729 1817,731 1817,752 1819,754 1819,776 1820,778 1820,801 1822,803 1822,830 1824,830 1824,857 1826,859 1826,887 1827,889 1827,919 1829,919 1829,950 1831,952 1831,984 1833,986 1833,1019 1835,1021 1835,1058 1836,1060 1836,1097 1838,1099 1838,1137 1840,1139 1840,1181 1842,1183 1842,1227 1843,1229 1843,1275 1845,1278 1845,1326 1847,1328 1847,1381 1849,1382 1849,1437 1850,1441 1850,1499 1852,1501 1852,1562 1854,1566 1854,1633 1856,1635 1856,1707 1858,1711 1858,1786 1859,1790 1859,1871 1861,1873 1861,1947 1863,1949 1863,1972 1863,1968 1865,1968 1865,1912 1866,1908 1866,1829 1868,1825 1868,1748 1870,1744 1870,1670 1872,1666 1872,1598 1873,1596 1873,1531 1875,1529 1875,1469 1877,1465 1877,1409 1879,1407 1879,1354 1880,1351 1880,1301 1882,1300 1882,1252 1884,1250 1884,1204 1886,1203 1886,1160 1888,1158 1888,1118 1889,1116 1889,1077 1891,1076 1891,1038 1893,1037 1893,1002 1895,1002 1895,968 1896,966 1896,934 1898,933 1898,903 1900,901 1900,873 1902,871 1902,844 1903,843 1903,816 1905,815 1905,789 1907,789 1907,764 1909,764 1909,741 1910,739 1910,718 1912,718 1912,697 1914,697 1914,678 1916,678 1916,658 1917,658 1917,641 1919,641 1919,625 1921,625 1921,609 1923,609 1923,595 1924,595 1924,581 1926,581 1926,568 1928,568 1928,558 1930,556 1930,547 1932,545 1932,537 1933,537 1933,528 1935,528 1935,521 1937,521 1937,514 1939,514 1939,508 1940,508 1940,503 1942,503 1942,499 1944,499 1944,496 1946,496 1946,494 1947,494 1947,492 1953,492 1953,494 1955,494 1955,496 1956,496 1956,499 1958,499 1958,503 1960,503 1960,508 1962,508 1962,515 1963,515 1963,522 1965,522 1965,530 1967,530 1967,538 1969,538 1969,549 1970,549 1970,560 1972,560 1972,570 1974,572 1974,584 1976,584 1976,596 1977,598 1977,611 1979,611 1979,623 1981,625 1981,637 1983,639 1983,653 1985,653 1985,669 1986,669 1986,686 1988,686 1988,704 1990,706 1990,724 1992,725 1992,745 1993,746 1993,768 1995,768 1995,790 1997,790 1997,816 1999,818 1999,843 2000,843 2000,869 2002,871 2002,899 2004,901 2004,929 2006,931 2006,963 2007,963 2007,996 2009,998 2009,1031 2011,1033 2011,1070 2013,1072 2013,1109 2014,1111 2014,1151 2016,1153 2016,1196 2018,1197 2018,1243 2020,1245 2020,1293 2021,1294 2021,1346 2023,1347 2023,1400 2025,1402 2025,1460 2027,1462 2027,1524 2029,1527 2029,1592 2030,1596 2030,1666 2032,1670 2032,1748 2034,1751 2034,1836 2036,1839 2036,1929 2037,1933 2037,1996 2039,1996 2039,1998 2039,1954 2041,1950 2041,1862 2043,1859 2043,1770 2045,1769 2045,1688 2046,1686 2046,1612 2048,1610 2048,1543 2050,1540 2050,1478 2052,1474 2052,1416 2053,1414 2053,1360 2055,1358 2055,1307 2057,1305 2057,1256 2059,1254 2059,1208 2060,1206 2060,1164 2062,1162 2062,1121 2064,1120 2064,1081 2066,1079 2066,1042 2067,1040 2067,1007 2069,1005 2069,971 2071,970 2071,938 2073,938 2073,908 2074,906 2074,878 2076,876 2076,850 2078,848 2078,823 2080,822 2080,798 2082,796 2082,773 2083,773 2083,750 2085,750 2085,729 2087,729 2087,710 2089,710 2089,690 2090,690 2090,672 2092,672 2092,657 2094,657 2094,642 2096,641 2096,627 2097,627 2097,614 2099,614 2099,602 2101,602 2101,591 2103,591 2103,581 2104,581 2104,572 2106,572 2106,565 2108,565 2108,558 2110,558 2110,552 2111,552 2111,547 2113,547 2113,544 2115,544 2115,540 2117,540 2117,538 2122,538 2122,540 2124,540 2124,542 2126,542 2126,544 2127,545 2127,549 2129,549 2129,554 2131,554 2131,560 2133,560 2133,567 2135,567 2135,575 2136,575 2136,584 2138,584 2138,595 2140,595 2140,605 2142,605 2142,618 2143,618 2143,632 2145,632 2145,646 2147,646 2147,662 2149,662 2149,679 2150,679 2150,697 2152,697 2152,717 2154,717 2154,736 2156,738 2156,757 2157,759 2157,780 2159,782 2159,805 2161,807 2161,832 2163,832 2163,859 2164,860 2164,887 2166,889 2166,917 2168,919 2168,949 2170,950 2170,982 2171,984 2171,1017 2173,1019 2173,1054 2175,1056 2175,1093 2177,1095 2177,1134 2179,1135 2179,1178 2180,1180 2180,1224 2182,1225 2182,1271 2184,1273 2184,1322 2186,1324 2186,1377 2187,1379 2187,1435 2189,1437 2189,1497 2191,1499 2191,1564 2193,1566 2193,1635 2194,1638 2194,1714 2196,1718 2196,1799 2198,1802 2198,1891 2200,1896 2200,1977 2201,1981 2201,1998 2201,1984 2203,1981 2203,1899 2205,1896 2205,1808 2207,1804 2207,1721 2208,1718 2208,1644 2210,1640 2210,1569 2212,1568 2212,1502 2214,1501 2214,1441 2215,1439 2215,1382 2217,1381 2217,1328 2219,1326 2219,1277 2221,1275 2221,1227 2223,1225 2223,1181 2224,1180 2224,1137 2226,1135 2226,1097 2228,1095 2228,1058 2230,1056 2230,1021 2232,1019 2232,986 2233,984 2233,952 2235,950 2235,920 2237,919 2237,890 2239,889 2239,860 2240,860 2240,834 2242,832 2242,807 2244,807 2244,783 2246,782 2246,761 2247,759 2247,738 2249,738 2249,718 2251,717 2251,699 2253,697 2253,681 2254,679 2254,664 2256,664 2256,648 2258,648 2258,634 2260,632 2260,620 2261,620 2261,607 2263,607 2263,596 2265,595 2265,586 2267,584 2267,575 2268,575 2268,568 2270,568 2270,561 2272,560 2272,554 2274,554 2274,549 2276,549 2276,545 2277,545 2277,542 2279,542 2279,540 2281,540 2281,538 2286,538 2286,540 2288,540 2288,544 2290,544 2290,547 2291,547 2291,551 2293,552 2293,558 2295,558 2295,563 2297,565 2297,572 2298,572 2298,581 2300,581 2300,589 2302,591 2302,600 2304,602 2304,612 2305,612 2305,625 2307,627 2307,639 2309,641 2309,655 2311,655 2311,671 2313,672 2313,688 2314,690 2314,708 2316,708 2316,727 2318,727 2318,748 2320,748 2320,769 2321,771 2321,794 2323,794 2323,820 2325,822 2325,846 2327,848 2327,874 2329,876 2329,905 2330,906 2330,936 2332,936 2332,968 2334,970 2334,1003 2336,1003 2336,1038 2337,1040 2337,1077 2339,1079 2339,1118 2341,1118 2341,1160 2343,1162 2343,1204 2344,1206 2344,1252 2346,1254 2346,1301 2348,1303 2348,1354 2350,1356 2350,1411 2351,1412 2351,1471 2353,1474 2353,1536 2355,1538 2355,1605 2357,1608 2357,1681 2358,1684 2358,1763 2360,1767 2360,1853 2362,1857 2362,1945 2364,1949 2364,1998 2365,1998 2365,1938 2367,1935 2367,1845 2369,1841 2369,1756 2371,1753 2371,1673 2373,1672 2373,1599 2374,1596 2374,1531 2376,1527 2376,1465 2378,1464 2378,1405 2380,1404 2380,1349 2381,1347 2381,1296 2383,1294 2383,1247 2385,1245 2385,1201 2387,1199 2387,1155 2388,1153 2388,1113 2390,1113 2390,1074 2392,1072 2392,1035 2394,1033 2394,1000 2395,998 2395,964 2397,964 2397,933 2399,931 2399,903 2401,901 2401,873 2403,871 2403,844 2404,844 2404,818 2406,818 2406,792 2408,792 2408,769 2410,768 2410,746 2411,746 2411,725 2413,725 2413,706 2415,706 2415,688 2417,686 2417,671 2418,669 2418,655 2420,653 2420,639 2422,639 2422,625 2424,625 2424,612 2426,612 2426,600 2427,600 2427,589 2429,589 2429,579 2431,579 2431,572 2433,570 2433,563 2434,563 2434,556 2436,556 2436,551 2438,551 2438,547 2440,547 2440,544 2441,544 2441,540 2443,540 2443,538 2448,538 2448,540 2450,540 2450,542 2452,542 2452,545 2454,545 2454,549 2455,549 2455,554 2457,554 2457,561 2459,561 2459,568 2461,568 2461,577 2462,577 2462,586 2464,586 2464,596 2466,596 2466,607 2468,609 2468,620 2470,621 2470,634 2471,634 2471,648 2473,649 2473,664 2475,665 2475,681 2477,681 2477,699 2478,701 2478,718 2480,720 2480,739 2482,739 2482,761 2484,762 2484,783 2485,785 2485,808 2487,810 2487,836 2489,836 2489,862 2491,864 2491,892 2493,892 2493,922 2494,922 2494,954 2496,954 2496,987 2498,989 2498,1023 2500,1024 2500,1060 2501,1061 2501,1099 2503,1100 2503,1141 2505,1143 2505,1183 2507,1185 2507,1229 2508,1232 2508,1280 2510,1282 2510,1333 2512,1335 2512,1388 2514,1390 2514,1446 2515,1448 2515,1509 2517,1511 2517,1576 2519,1580 2519,1649 2521,1652 2521,1728 2523,1732 2523,1815 2524,1820 2524,1908 2526,1912 2526,1989 2528,1991 2528,1998 2528,1972 2530,1968 2530,1883 2531,1880 2531,1792 2533,1788 2533,1707 2535,1704 2535,1629 2537,1626 2537,1557 2538,1555 2538,1492 2540,1488 2540,1430 2542,1426 2542,1372 2544,1370 2544,1317 2545,1315 2545,1268 2547,1264 2547,1218 2549,1217 2549,1174 2551,1173 2551,1130 2552,1128 2552,1090 2554,1088 2554,1051 2556,1049 2556,1014 2558,1012 2558,979 2559,979 2559,945 2561,945 2561,915 2563,913 2563,885 2565,883 2565,857 2567,855 2567,829 2568,829 2568,803 2570,801 2570,778 2572,778 2572,755 2574,755 2574,734 2575,734 2575,715 2577,713 2577,695 2579,693 2579,678 2581,676 2581,660 2582,660 2582,644 2584,644 2584,630 2586,630 2586,618 2588,616 2588,605 2590,604 2590,593 2591,593 2591,584 2593,582 2593,575 2595,574 2595,567 2597,567 2597,560 2598,560 2598,554 2600,552 2600,549 2602,549 2602,544 2604,544 2604,542 2605,542 2605,538 2612,538 2612,540 2614,540 2614,544 2616,544 2616,547 2618,547 2618,552 2620,552 2620,558 2621,558 2621,565 2623,565 2623,574 2625,574 2625,582 2627,582 2627,591 2628,593 2628,604 2630,604 2630,614 2632,616 2632,628 2634,628 2634,642 2635,642 2635,658 2637,658 2637,674 2639,674 2639,692 2641,692 2641,711 2642,711 2642,731 2644,731 2644,752 2646,754 2646,775 2648,775 2648,798 2649,799 2649,825 2651,825 2651,852 2653,852 2653,880 2655,880 2655,910 2656,910 2656,940 2658,941 2658,973 2660,975 2660,1009 2662,1009 2662,1044 2664,1046 2664,1083 2665,1084 2665,1123 2667,1125 2667,1166 2669,1167 2669,1211 2671,1213 2671,1259 2672,1261 2672,1308 2674,1310 2674,1363 2676,1365 2676,1419 2678,1421 2678,1479 2680,1483 2680,1545 2681,1548 2681,1615 2683,1619 2683,1693 2685,1696 2685,1776 2687,1779 2687,1866 2688,1869 2688,1957 2690,1961 2690,1998 2690,1995 2692,1993 2692,1920 2694,1917 2694,1829 2695,1823 2695,1741 2697,1737 2697,1659 2699,1656 2699,1585 2701,1584 2701,1518 2702,1515 2702,1455 2704,1451 2704,1395 2706,1393 2706,1340 2708,1338 2708,1287 2709,1285 2709,1238 2711,1236 2711,1192 2713,1190 2713,1148 2716,1146 2716,1106 2718,1104 2718,1067 2719,1065 2719,1028 2721,1028 2721,993 2723,991 2723,959 2725,957 2725,927 2726,926 2726,896 2728,896 2728,867 2730,866 2730,839 2732,839 2732,815 2733,812 2733,789 2735,787 2735,764 2737,764 2737,743 2739,741 2739,722 2740,722 2740,702 2742,702 2742,685 2744,683 2744,667 2746,667 2746,651 2747,651 2747,637 2749,635 2749,623 2751,621 2751,611 2753,609 2753,598 2754,598 2754,588 2756,588 2756,579 2758,577 2758,570 2760,570 2760,561 2762,561 2762,556 2763,556 2763,551 2765,551 2765,545 2767,545 2767,542 2769,542 2769,540 2771,540 2771,538 2776,538 2776,540 2778,540 2778,542 2779,542 2779,545 2781,545 2781,551 2783,551 2783,556 2785,556 2785,563 2786,563 2786,570 2788,570 2788,579 2790,579 2790,588 2792,588 2792,598 2793,598 2793,611 2795,611 2795,623 2797,623 2797,637 2799,637 2799,651 2800,651 2800,667 2802,667 2802,685 2804,685 2804,702 2806,704 2806,722 2807,724 2807,743 2809,745 2809,766 2811,766 2811,789 2813,789 2813,815 2815,815 2815,841 2816,841 2816,867 2818,869 2818,897 2820,897 2820,927 2822,929 2822,959 2823,961 2823,993 2825,994 2825,1030 2827,1030 2827,1067 2829,1069 2829,1106 2830,1107 2830,1148 2832,1150 2832,1192 2834,1194 2834,1238 2836,1241 2836,1287 2837,1291 2837,1340 2839,1342 2839,1395 2841,1398 2841,1455 2843,1457 2843,1518 2844,1520 2844,1587 2846,1589 2846,1661 2848,1663 2848,1741 2850,1744 2850,1829 2851,1832 2851,1922 2853,1926 2853,1995 2855,1995 2855,1998 2855,1961 2857,1957 2857,1869 2859,1866 2859,1779 2860,1776 2860,1695 2862,1691 2862,1619 2864,1615 2864,1548 2866,1545 2866,1483 2868,1479 2868,1421 2869,1419 2869,1365 2871,1361 2871,1308 2873,1307 2873,1257 2875,1256 2875,1210 2876,1208 2876,1166 2878,1164 2878,1123 2880,1121 2880,1083 2882,1081 2882,1044 2883,1042 2883,1007 2885,1007 2885,973 2887,971 2887,940 2889,938 2889,908 2890,908 2890,880 2892,878 2892,852 2894,850 2894,825 2896,823 2896,798 2897,798 2897,775 2899,773 2899,752 2901,752 2901,731 2903,729 2903,711 2904,710 2904,692 2906,692 2906,674 2908,674 2908,658 2910,657 2910,642 2912,642 2912,628 2913,628 2913,614 2915,614 2915,604 2917,602 2917,591 2919,591 2919,582 2920,581 2920,574 2922,572 2922,565 2924,565 2924,558 2926,558 2926,552 2927,552 2927,547 2929,547 2929,544 2931,544 2931,540 2933,540 2933,538 2938,538 2940,540 2940,542 2941,542 2941,544 2943,544 2943,549 2945,549 2945,554 2947,554 2947,560 2949,560 2949,567 2950,567 2950,575 2952,575 2952,584 2954,584 2954,593 2956,595 2956,605 2957,605 2957,618 2959,618 2959,630 2961,632 2961,644 2963,646 2963,660 2965,662 2965,678 2966,678 2966,695 2968,695 2968,715 2970,715 2970,734 2972,736 2972,755 2973,757 2973,778 2975,780 2975,803 2977,805 2977,829 2979,830 2979,857 2980,857 2980,885 2982,885 2982,915 2984,915 2984,947 2986,947 2986,979 2987,980 2987,1014 2989,1016 2989,1051 2991,1053 2991,1090 2993,1091 2993,1130 2994,1132 2994,1174 2996,1176 2996,1218 2998,1220 2998,1268 3000,1270 3000,1319 3001,1321 3001,1372 3003,1375 3003,1430 3005,1432 3005,1492 3007,1494 3007,1557 3009,1561 3009,1629 3010,1633 3010,1707 3012,1711 3012,1792 3014,1795 3014,1883 3016,1887 3016,1972 3017,1975 3017,1998 3017,1988 3019,1986 3019,1908 3021,1905 3021,1815 3023,1811 3023,1728 3024,1725 3024,1649 3026,1645 3026,1576 3028,1573 3028,1509 3030,1506 3030,1446 3031,1444 3031,1388 3033,1384 3033,1333 3035,1329 3035,1280 3037,1278 3037,1231 3039,1229 3039,1185 3040,1183 3040,1141 3042,1141 3042,1100 3044,1099 3044,1061 3046,1060 3046,1024 3047,1023 3047,987 3049,987 3049,954 3051,954 3051,922 3053,922 3053,890 3054,890 3054,862 3056,862 3056,836 3058,834 3058,808 3060,808 3060,783 3062,783 3062,761 3063,761 3063,739 3065,738 3065,718 3067,718 3067,699 3069,699 3069,681 3070,681 3070,664 3072,664 3072,648 3074,648 3074,634 3076,634 3076,620 3077,620 3077,607 3079,607 3079,596 3081,596 3081,586 3083,586 3083,577 3084,575 3084,568 3086,568 3086,561 3088,561 3088,554 3090,554 3090,549 3091,549 3091,545 3093,545 3093,542 3095,542 3095,540 3097,540 3097,538 3102,538 3102,540 3104,540 3104,544 3106,544 3106,547 3107,547 3107,551 3109,551 3109,556 3111,558 3111,563 3113,563 3113,572 3114,572 3114,581 3116,581 3116,589 3118,589 3118,600 3120,600 3120,611 3121,611 3121,620 3123,621 3123,632 3125,632 3125,642 3127,644 3127,657 3129,657 3129,671 3130,671 3130,686 3132,686 3132,702 3134,704 3134,720 3136,722 3136,739 3137,741 3137,761 3139,761 3139,782 3141,783 3141,807 3143,807 3143,830 3144,832 3144,857 3146,859 3146,885 3148,887 3148,913 3150,915 3150,945 3151,947 3151,977 3153,979 3153,1012 3155,1014 3155,1047 3157,1049 3157,1086 3159,1088 3159,1127 3160,1128 3160,1169 3162,1171 3162,1215 3164,1217 3164,1263 3166,1264 3166,1314 3167,1315 3167,1368 3169,1370 3169,1426 3171,1428 3171,1488 3173,1492 3173,1555 3174,1559 3174,1628 3176,1631 3176,1709 3178,1711 3178,1797 3180,1801 3180,1894 3181,1898 3181,1993 3183,1996 3183,2016 3183,1995 3185,1991 3185,1898 3187,1892 3187,1799 3188,1795 3188,1711 3190,1707 3190,1631 3192,1628 3192,1557 3194,1555 3194,1490 3195,1488 3195,1428 3197,1425 3197,1370 3199,1368 3199,1315 3201,1314 3201,1264 3203,1263 3203,1217 3204,1215 3204,1171 3206,1169 3206,1128 3208,1127 3208,1088 3210,1086 3210,1049 3211,1047 3211,1012 3213,1012 3213,979 3215,977 3215,945 3217,945 3217,915 3218,913 3218,885 3220,885 3220,859 3222,857 3222,832 3224,830 3224,807 3226,805 3226,783 3227,782 3227,761 3229,761 3229,741 3231,739 3231,722 3233,720 3233,702 3234,702 3234,686 3236,685 3236,671 3238,671 3238,657 3240,655 3240,642 3241,642 3241,632 3243,630 3243,620 3245,620 3245,611 3247,611 3247,602 3248,602 3248,595 3250,593 3250,588 3252,588 3252,582 3254,582 3254,577 3256,577 3256,575 3257,574 3257,572 3261,572 3261,570 3263,570 3263,572 3264,572 3264,574 3266,574 3266,577 3268,577 3268,581 3270,581 3270,586 3271,586 3271,591 3273,593 3273,600 3275,600 3275,607 3277,607 3277,618 3278,618 3278,628 3280,628 3280,639 3282,639 3282,651 3284,653 3284,665 3285,667 3285,681 3287,681 3287,697 3289,699 3289,715 3291,715 3291,734 3292,734 3292,754 3294,755 3294,775 3296,776 3296,798 3298,799 3298,823 3300,823 3300,848 3301,850 3301,876 3303,876 3303,905 3305,906 3305,934 3307,936 3307,966 3308,968 3308,1000 3310,1002 3310,1037 3312,1037 3312,1074 3314,1076 3314,1113 3316,1114 3316,1155 3317,1157 3317,1199 3319,1203 3319,1247 3321,1248 3321,1298 3323,1300 3323,1351 3324,1353 3324,1407 3326,1409 3326,1467 3328,1471 3328,1532 3330,1536 3330,1605 3331,1606 3331,1681 3333,1684 3333,1767 3335,1770 3335,1860 3337,1866 3337,1963 3338,1966 3338,2016 3338,2014 3340,2012 3340,1931 3342,1926 3342,1831 3344,1825 3344,1739 3345,1735 3345,1656 3347,1652 3347,1580 3349,1578 3349,1511 3351,1509 3351,1448 3353,1446 3353,1388 3354,1386 3354,1333 3356,1331 3356,1280 3358,1278 3358,1231 3360,1229 3360,1185 3361,1183 3361,1143 3363,1141 3363,1100 3365,1099 3365,1061 3367,1060 3367,1024 3368,1023 3368,989 3370,987 3370,956 3372,956 3372,926 3374,924 3374,896 3375,894 3375,867 3377,866 3377,841 3379,839 3379,815 3381,815 3381,790 3382,789 3382,768 3384,768 3384,746 3386,746 3386,727 3388,727 3388,710 3389,708 3389,692 3391,692 3391,676 3393,676 3393,662 3395,660 3395,648 3397,648 3397,635 3398,635 3398,625 3400,623 3400,614 3402,614 3402,605 3404,604 3404,596 3406,596 3406,589 3407,589 3407,584 3409,584 3409,579 3411,579 3411,575 3413,575 3413,574 3414,574 3414,572 3416,572 3416,570 3418,570 3418,572 3420,572 3420,574 3421,574 3421,575 3423,575 3423,579 3425,579 3425,584 3427,584 3427,589 3428,589 3428,596 3430,596 3430,605 3432,605 3432,614 3434,614 3434,625 3435,625 3435,635 3437,635 3437,648 3439,648 3439,662 3441,662 3441,676 3442,676 3442,692 3444,692 3444,710 3446,710 3446,727 3448,729 3448,746 3450,748 3450,768 3451,769 3451,790 3453,790 3453,815 3455,816 3455,841 3457,841 3457,867 3458,867 3458,896 3460,896 3460,924 3462,926 3462,956 3464,957 3464,989 3465,991 3465,1024 3467,1026 3467,1061 3469,1063 3469,1100 3471,1102 3471,1141 3472,1143 3472,1185 3474,1187 3474,1231 3476,1232 3476,1280 3478,1282 3478,1333 3479,1335 3479,1388 3481,1390 3481,1448 3483,1450 3483,1511 3485,1513 3485,1580 3486,1584 3486,1656 3488,1658 3488,1737 3490,1741 3490,1829 3492,1832 3492,1929 3494,1935 3494,2012 3495,2014 3495,2016 3495,1963 3497,1959 3497,1862 3499,1857 3499,1767 3501,1763 3501,1682 3503,1679 3503,1605 3504,1601 3504,1534 3506,1531 3506,1469 3508,1465 3508,1407 3510,1405 3510,1351 3511,1349 3511,1298 3513,1296 3513,1247 3515,1245 3515,1201 3517,1199 3517,1155 3518,1153 3518,1114 3520,1113 3520,1074 3522,1072 3522,1037 3524,1035 3524,1002 3525,1000 3525,966 3527,966 3527,934 3529,934 3529,905 3531,903 3531,876 3532,874 3532,848 3534,848 3534,823 3536,822 3536,798 3538,798 3538,775 3539,775 3539,754 3541,754 3541,734 3543,732 3543,715 3545,715 3545,697 3547,697 3547,681 3548,681 3548,665 3550,665 3550,651 3552,651 3552,639 3554,639 3554,628 3555,627 3555,618 3557,616 3557,607 3559,607 3559,600 3561,598 3561,591 3562,591 3562,586 3564,586 3564,581 3566,581 3566,577 3568,577 3568,574 3569,574 3569,572 3571,572 3571,570 3573,570 3573,572 3576,572 3576,575 3578,575 3578,577 3580,577 3580,582 3582,582 3582,588 3584,588 3584,595 3585,595 3585,602 3587,602 3587,611 3589,611 3589,620 3591,621 3591,632 3592,632 3592,642 3594,644 3594,657 3596,657 3596,671 3598,672 3598,686 3600,686 3600,702 3601,704 3601,722 3603,722 3603,741 3605,741 3605,761 3607,762 3607,783 3608,783 3608,807 3610,807 3610,832 3612,832 3612,859 3614,859 3614,885 3615,887 3615,915 3617,915 3617,945 3619,947 3619,979 3621,980 3621,1012 3622,1014 3622,1049 3624,1051 3624,1088 3626,1088 3626,1128 3628,1130 3628,1171 3629,1173 3629,1217 3631,1218 3631,1264 3633,1266 3633,1315 3635,1317 3635,1370 3636,1372 3636,1428 3638,1430 3638,1490 3640,1492 3640,1557 3642,1561 3642,1629 3644,1633 3644,1711 3645,1712 3645,1799 3647,1802 3647,1896 3649,1899 3649,1995 3651,1996 3651,2016 3651,1993 3652,1989 3652,1894 3654,1891 3654,1797 3656,1793 3656,1709 3658,1705 3658,1629 3659,1626 3659,1555 3661,1554 3661,1488 3663,1487 3663,1426 3665,1425 3665,1368 3666,1367 3666,1314 3668,1312 3668,1263 3670,1261 3670,1215 3672,1213 3672,1171 3674,1169 3674,1127 3675,1125 3675,1086 3677,1084 3677,1049 3679,1047 3679,1012 3681,1010 3681,979 3682,977 3682,945 3684,943 3684,915 3686,913 3686,885 3688,883 3688,857 3689,857 3689,832 3691,830 3691,807 3693,805 3693,782 3695,782 3695,761 3697,761 3697,739 3698,739 3698,722 3700,720 3700,702 3702,702 3702,686 3704,686 3704,671 3705,671 3705,657 3707,657 3707,642 3709,642 3709,632 3711,630 3711,621 3712,620 3712,611 3714,611 3714,602 3716,602 3716,595 3718,595 3718,588 3719,588 3719,582 3721,582 3721,577 3723,577 3723,575 3725,574 3725,572 3728,572 3728,570 3730,570 3730,572 3732,572 3732,574 3733,574 3733,577 3735,577 3735,581 3737,581 3737,586 3739,586 3739,591 3741,591 3741,598 3742,600 3742,607 3744,607 3744,616 3746,618 3746,627 3748,628 3748,639 3749,639 3749,651 3751,653 3751,665 3753,665 3753,681 3755,681 3755,697 3756,697 3756,715 3758,715 3758,732 3760,734 3760,754 3762,754 3762,775 3764,775 3764,798 3765,798 3765,823 3767,823 3767,848 3769,850 3769,874 3771,876 3771,905 3772,905 3772,934 3774,934 3774,966 3776,968 3776,1002 3778,1003 3778,1037 3779,1038 3779,1074 3781,1076 3781,1114 3783,1116 3783,1157 3785,1158 3785,1201 3786,1203 3786,1248 3788,1250 3788,1298 3790,1300 3790,1351 3792,1354 3792,1407 3794,1411 3794,1469 3795,1471 3795,1534 3797,1538 3797,1605 3799,1608 3799,1682 3801,1686 3801,1769 3802,1772 3802,1862 3804,1867 3804,1964 3806,1968 3806,2016 3806,2012 3808,2010 3808,1929 3809,1924 3809,1829 3811,1823 3811,1737 3813,1734 3813,1654 3815,1651 3815,1580 3816,1576 3816,1511 3818,1508 3818,1446 3820,1444 3820,1388 3822,1384 3822,1331 3823,1329 3823,1280 3825,1278 3825,1231 3827,1229 3827,1185 3829,1183 3829,1141 3830,1139 3830,1100 3832,1099 3832,1061 3834,1060 3834,1024 3836,1023 3836,989 3838,987 3838,956 3839,954 3839,924 3841,924 3841,894 3843,894 3843,866 3845,866 3845,839 3846,839 3846,815 3848,815 3848,790 3850,789 3850,768 3852,768 3852,746 3853,746 3853,727 3855,727 3855,710 3857,708 3857,692 3859,692 3859,676 3861,676 3861,662 3862,660 3862,648 3864,648 3864,635 3866,635 3866,623 3868,623 3868,614 3869,612 3869,605 3871,605 3871,602 3873,602 3873,600 3878,600 3878,602 3880,602 3880,604 3882,604 3882,607 3883,607 3883,612 3885,612 3885,618 3887,618 3887,625 3889,627 3889,634 3891,634 3891,642 3892,644 3892,653 3894,653 3894,665 3896,665 3896,678 3898,678 3898,692 3899,693 3899,708 3901,708 3901,724 3903,725 3903,743 3905,743 3905,761 3906,762 3906,782 3908,783 3908,805 3910,805 3910,829 3912,829 3912,853 3913,855 3913,880 3915,881 3915,908 3917,910 3917,938 3919,940 3919,970 3920,971 3920,1003 3922,1005 3922,1038 3924,1040 3924,1076 3926,1077 3926,1114 3927,1116 3927,1157 3929,1158 3929,1201 3931,1203 3931,1248 3933,1250 3933,1300 3935,1301 3935,1353 3936,1354 3936,1411 3938,1412 3938,1471 3940,1474 3940,1538 3942,1541 3942,1610 3943,1614 3943,1689 3945,1693 3945,1779 3947,1783 3947,1878 3949,1883 3949,1989 3951,1993 3951,2032 3951,2014 3952,2010 3952,1906 3954,1903 3954,1804 3956,1799 3956,1712 3958,1709 3958,1628 3959,1624 3959,1554 3961,1550 3961,1485 3963,1483 3963,1423 3965,1421 3965,1365 3966,1363 3966,1310 3968,1308 3968,1259 3970,1257 3970,1211 3972,1210 3972,1167 3973,1166 3973,1125 3975,1123 3975,1084 3977,1083 3977,1046 3979,1044 3979,1010 3980,1009 3980,977 3982,975 3982,945 3984,943 3984,915 3986,913 3986,887 3988,885 3988,859 3989,859 3989,834 3991,832 3991,808 3993,808 3993,787 3995,785 3995,766 3996,764 3996,746 3998,745 3998,729 4000,727 4000,711 4002,711 4002,695 4003,695 4003,681 4005,681 4005,667 4007,667 4007,657 4009,655 4009,646 4010,644 4010,635 4012,635 4012,627 4014,627 4014,620 4016,620 4016,614 4017,614 4017,609 4019,609 4019,605 4021,604 4021,602 4023,602 4023,600 4028,600 4028,602 4030,602 4030,604 4032,604 4032,609 4033,609 4033,612 4035,614 4035,620 4037,620 4037,627 4039,627 4039,635 4041,635 4041,644 4042,644 4042,655 4044,655 4044,667 4046,667 4046,679 4048,681 4048,693 4049,695 4049,710 4051,711 4051,727 4053,727 4053,745 4055,745 4055,764 4056,764 4056,785 4058,785 4058,807 4060,808 4060,832 4062,832 4062,857 4063,859 4063,883 4065,885 4065,912 4067,913 4067,941 4069,943 4069,973 4070,975 4070,1007 4072,1009 4072,1044 4074,1044 4074,1081 4076,1083 4076,1121 4077,1123 4077,1164 4079,1166 4079,1208 4081,1210 4081,1256 4083,1257 4083,1307 4085,1308 4085,1360 4086,1363 4086,1418 4088,1419 4088,1479 4090,1483 4090,1548 4092,1550 4092,1621 4093,1624 4093,1702 4095,1705 4095,1792 4097,1795 4097,1894 4099,1898 4099,2003 4100,2007 4100,2032 4100,2002 4102,1998 4102,1892 4104,1889 4104,1790 4106,1786 4106,1700 4107,1696 4107,1621 4109,1617 4109,1547 4111,1543 4111,1479 4113,1476 4113,1418 4114,1414 4114,1360 4116,1358 4116,1305 4118,1303 4118,1256 4120,1252 4120,1208 4121,1206 4121,1162 4123,1160 4123,1120 4125,1118 4125,1081 4127,1079 4127,1042 4129,1040 4129,1007 4130,1005 4130,973 4132,971 4132,941 4134,940 4134,912 4136,910 4136,883 4138,881 4138,855 4139,855 4139,830 4141,830 4141,807 4143,805 4143,783 4145,783 4145,762 4146,762 4146,743 4148,743 4148,725 4150,725 4150,710 4152,708 4152,693 4153,693 4153,679 4155,679 4155,665 4157,665 4157,655 4159,655 4159,644 4160,644 4160,634 4162,634 4162,627 4164,627 4164,620 4166,618 4166,612 4167,612 4167,607 4169,607 4169,604 4171,604 4171,602 4173,602 4173,600 4178,600 4178,602 4180,602 4180,605 4182,605 4182,609 4183,609 4183,614 4185,614 4185,620 4187,621 4187,628 4189,628 4189,635 4190,637 4190,646 4192,646 4192,657 4194,657 4194,669 4196,669 4196,681 4197,683 4197,697 4199,697 4199,711 4201,713 4201,729 4203,729 4203,746 4204,748 4204,768 4206,768 4206,787 4208,789 4208,810 4210,812 4210,836 4211,836 4211,860 4213,862 4213,887 4215,889 4215,917 4217,917 4217,947 4219,947 4219,979 4220,980 4220,1012 4222,1014 4222,1047 4224,1049 4224,1086 4226,1088 4226,1127 4227,1128 4227,1169 4229,1171 4229,1215 4231,1217 4231,1263 4233,1264 4233,1314 4235,1315 4235,1368 4236,1370 4236,1426 4238,1428 4238,1488 4240,1492 4240,1557 4242,1561 4242,1631 4243,1635 4243,1714 4245,1716 4245,1804 4247,1809 4247,1908 4249,1913 4249,2016 4250,2017 4250,2032 4250,1988 4252,1984 4252,1878 4254,1873 4254,1778 4256,1774 4256,1689 4257,1686 4257,1610 4259,1606 4259,1538 4261,1534 4261,1471 4263,1467 4263,1409 4264,1407 4264,1353 4266,1349 4266,1298 4268,1296 4268,1248 4270,1247 4270,1201 4271,1199 4271,1157 4273,1155 4273,1114 4275,1113 4275,1076 4277,1074 4277,1037 4279,1037 4279,1002 4280,1002 4280,970 4282,968 4282,938 4284,936 4284,908 4286,906 4286,880 4287,878 4287,853 4289,852 4289,829 4291,827 4291,803 4293,803 4293,782 4294,780 4294,761 4296,761 4296,741 4298,741 4298,724 4300,724 4300,708 4301,706 4301,692 4303,692 4303,678 4305,678 4305,665 4307,664 4307,653 4309,653 4309,642 4310,642 4310,634 4312,634 4312,625 4314,625 4314,618 4316,618 4316,612 4317,612 4317,607 4319,607 4319,604 4321,604 4321,602 4323,602 4323,600 4328,600 4328,602 4330,602 4330,605 4332,605 4332,609 4333,609 4333,614 4335,614 4335,621 4337,621 4337,628 4339,628 4339,637 4340,637 4340,648 4342,648 4342,658 4344,658 4344,671 4346,671 4346,683 4347,685 4347,699 4349,699 4349,715 4351,715 4351,731 4353,732 4353,750 4354,750 4354,769 4356,771 4356,790 4358,792 4358,815 4360,815 4360,839 4361,839 4361,864 4363,866 4363,892 4365,892 4365,920 4367,922 4367,950 4368,952 4368,982 4370,984 4370,1017 4372,1019 4372,1053 4374,1054 4374,1091 4376,1093 4376,1132 4377,1134 4377,1174 4379,1176 4379,1220 4381,1222 4381,1270 4383,1271 4383,1314">
          <text:p/>
        </draw:polyline>
        <draw:path draw:style-name="gr5" draw:text-style-name="P4" draw:layer="layout" svg:width="0.084cm" svg:height="0.084cm" svg:x="3.914cm" svg:y="0.776cm" svg:viewBox="0 0 85 85" svg:d="M85 43c0 56-85 56-85 0 0-57 85-57 85 0z">
          <text:p/>
        </draw:path>
        <draw:path draw:style-name="gr6" draw:text-style-name="P1" draw:layer="layout" svg:width="0.084cm" svg:height="0.084cm" svg:x="3.914cm" svg:y="0.776cm" svg:viewBox="0 0 85 85" svg:d="M85 43c0 56-85 56-85 0 0-57 85-57 85 0z">
          <text:p/>
        </draw:path>
        <draw:path draw:style-name="gr5" draw:text-style-name="P4" draw:layer="layout" svg:width="0.084cm" svg:height="0.084cm" svg:x="4.676cm" svg:y="0.776cm" svg:viewBox="0 0 85 85" svg:d="M85 43c0 56-85 56-85 0 0-57 85-57 85 0z">
          <text:p/>
        </draw:path>
        <draw:path draw:style-name="gr6" draw:text-style-name="P1" draw:layer="layout" svg:width="0.084cm" svg:height="0.084cm" svg:x="4.676cm" svg:y="0.776cm" svg:viewBox="0 0 85 85" svg:d="M85 43c0 56-85 56-85 0 0-57 85-57 85 0z">
          <text:p/>
        </draw:path>
        <draw:path draw:style-name="gr5" draw:text-style-name="P4" draw:layer="layout" svg:width="0.085cm" svg:height="0.084cm" svg:x="5.009cm" svg:y="0.776cm" svg:viewBox="0 0 86 85" svg:d="M86 43c0 56-86 56-86 0 0-57 86-57 86 0z">
          <text:p/>
        </draw:path>
        <draw:path draw:style-name="gr6" draw:text-style-name="P1" draw:layer="layout" svg:width="0.085cm" svg:height="0.084cm" svg:x="5.009cm" svg:y="0.776cm" svg:viewBox="0 0 86 85" svg:d="M86 43c0 56-86 56-86 0 0-57 86-57 86 0z">
          <text:p/>
        </draw:path>
        <draw:path draw:style-name="gr5" draw:text-style-name="P4" draw:layer="layout" svg:width="0.085cm" svg:height="0.084cm" svg:x="5.39cm" svg:y="0.776cm" svg:viewBox="0 0 86 85" svg:d="M86 43c0 56-86 56-86 0 0-57 86-57 86 0z">
          <text:p/>
        </draw:path>
        <draw:path draw:style-name="gr6" draw:text-style-name="P1" draw:layer="layout" svg:width="0.085cm" svg:height="0.084cm" svg:x="5.39cm" svg:y="0.776cm" svg:viewBox="0 0 86 85" svg:d="M86 43c0 56-86 56-86 0 0-57 86-57 86 0z">
          <text:p/>
        </draw:path>
        <draw:path draw:style-name="gr5" draw:text-style-name="P4" draw:layer="layout" svg:width="0.085cm" svg:height="0.084cm" svg:x="5.79cm" svg:y="0.776cm" svg:viewBox="0 0 86 85" svg:d="M86 43c0 56-86 56-86 0 0-57 86-57 86 0z">
          <text:p/>
        </draw:path>
        <draw:path draw:style-name="gr6" draw:text-style-name="P1" draw:layer="layout" svg:width="0.085cm" svg:height="0.084cm" svg:x="5.79cm" svg:y="0.776cm" svg:viewBox="0 0 86 85" svg:d="M86 43c0 56-86 56-86 0 0-57 86-57 86 0z">
          <text:p/>
        </draw:path>
        <draw:path draw:style-name="gr5" draw:text-style-name="P4" draw:layer="layout" svg:width="0.084cm" svg:height="0.084cm" svg:x="6.932cm" svg:y="0.776cm" svg:viewBox="0 0 85 85" svg:d="M85 43c0 56-85 56-85 0 0-57 85-57 85 0z">
          <text:p/>
        </draw:path>
        <draw:path draw:style-name="gr6" draw:text-style-name="P1" draw:layer="layout" svg:width="0.084cm" svg:height="0.084cm" svg:x="6.932cm" svg:y="0.776cm" svg:viewBox="0 0 85 85" svg:d="M85 43c0 56-85 56-85 0 0-57 85-57 85 0z">
          <text:p/>
        </draw:path>
        <draw:path draw:style-name="gr5" draw:text-style-name="P4" draw:layer="layout" svg:width="0.085cm" svg:height="0.084cm" svg:x="7.683cm" svg:y="0.776cm" svg:viewBox="0 0 86 85" svg:d="M86 43c0 56-86 56-86 0 0-57 86-57 86 0z">
          <text:p/>
        </draw:path>
        <draw:path draw:style-name="gr6" draw:text-style-name="P1" draw:layer="layout" svg:width="0.085cm" svg:height="0.084cm" svg:x="7.683cm" svg:y="0.776cm" svg:viewBox="0 0 86 85" svg:d="M86 43c0 56-86 56-86 0 0-57 86-57 86 0z">
          <text:p/>
        </draw:path>
        <draw:polygon draw:style-name="gr7" draw:text-style-name="P5" draw:layer="layout" svg:width="0.096cm" svg:height="0.095cm" svg:x="3.966cm" svg:y="1.933cm" svg:viewBox="0 0 97 96" draw:points="0,48 48,96 97,48 48,0">
          <text:p/>
        </draw:polygon>
        <draw:polygon draw:style-name="gr7" draw:text-style-name="P5" draw:layer="layout" svg:width="0.095cm" svg:height="0.095cm" svg:x="7.757cm" svg:y="2.185cm" svg:viewBox="0 0 96 96" draw:points="0,49 48,96 96,49 48,0">
          <text:p/>
        </draw:polygon>
        <draw:polygon draw:style-name="gr8" draw:text-style-name="P6" draw:layer="layout" svg:width="2.12cm" svg:height="1.045cm" svg:x="1.183cm" svg:y="0.156cm" svg:viewBox="0 0 2121 1046" draw:points="0,0 2121,0 2121,1046 0,1046">
          <text:p/>
        </draw:polygon>
        <draw:polygon draw:style-name="gr2" draw:text-style-name="P1" draw:layer="layout" svg:width="2.12cm" svg:height="1.045cm" svg:x="1.183cm" svg:y="0.156cm" svg:viewBox="0 0 2121 1046" draw:points="0,0 2121,0 2121,1046 0,1046">
          <text:p/>
        </draw:polygon>
        <draw:frame draw:style-name="gr3" draw:text-style-name="P3" draw:layer="layout" svg:width="2.356cm" svg:height="0.319cm" draw:transform="rotate (1.5707963267949) translate (0.01cm 2.348cm)">
          <draw:text-box>
            <text:p text:style-name="P2"><text:span text:style-name="T1">Solar distance [au]</text:span></text:p>
          </draw:text-box>
        </draw:frame>
        <draw:line draw:style-name="gr4" draw:text-style-name="P1" draw:layer="layout" svg:x1="1.321cm" svg:y1="0.287cm" svg:x2="1.721cm" svg:y2="0.287cm">
          <text:p/>
        </draw:line>
        <draw:frame draw:style-name="gr9" draw:text-style-name="P7" draw:layer="layout" svg:width="0.997cm" svg:height="0.268cm" svg:x="1.858cm" svg:y="0.146cm">
          <draw:text-box>
            <text:p text:style-name="P2"><text:span text:style-name="T2">PSP orbit</text:span></text:p>
          </draw:text-box>
        </draw:frame>
        <draw:path draw:style-name="gr5" draw:text-style-name="P4" draw:layer="layout" svg:width="0.085cm" svg:height="0.084cm" svg:x="1.479cm" svg:y="0.506cm" svg:viewBox="0 0 86 85" svg:d="M86 43c0 56-86 56-86 0 0-57 86-57 86 0z">
          <text:p/>
        </draw:path>
        <draw:path draw:style-name="gr6" draw:text-style-name="P1" draw:layer="layout" svg:width="0.085cm" svg:height="0.084cm" svg:x="1.479cm" svg:y="0.506cm" svg:viewBox="0 0 86 85" svg:d="M86 43c0 56-86 56-86 0 0-57 86-57 86 0z">
          <text:p/>
        </draw:path>
        <draw:frame draw:style-name="gr9" draw:text-style-name="P7" draw:layer="layout" svg:width="1.327cm" svg:height="0.268cm" svg:x="1.858cm" svg:y="0.407cm">
          <draw:text-box>
            <text:p text:style-name="P2"><text:span text:style-name="T2">Venus flybys</text:span></text:p>
          </draw:text-box>
        </draw:frame>
        <draw:frame draw:style-name="gr9" draw:text-style-name="P7" draw:layer="layout" svg:width="1.052cm" svg:height="0.268cm" svg:x="1.858cm" svg:y="0.668cm">
          <draw:text-box>
            <text:p text:style-name="P2"><text:span text:style-name="T2">Examined</text:span></text:p>
          </draw:text-box>
        </draw:frame>
        <draw:polygon draw:style-name="gr7" draw:text-style-name="P5" draw:layer="layout" svg:width="0.095cm" svg:height="0.095cm" svg:x="1.474cm" svg:y="0.762cm" svg:viewBox="0 0 96 96" draw:points="0,48 48,96 96,48 48,0">
          <text:p/>
        </draw:polygon>
        <draw:frame draw:style-name="gr9" draw:text-style-name="P7" draw:layer="layout" svg:width="0.891cm" svg:height="0.268cm" svg:x="1.858cm" svg:y="0.929cm">
          <draw:text-box>
            <text:p text:style-name="P2"><text:span text:style-name="T2">perihelia</text:span></text:p>
          </draw:text-box>
        </draw:frame>
        <draw:line draw:style-name="gr10" draw:text-style-name="P1" draw:layer="layout" svg:x1="1.321cm" svg:y1="1.07cm" svg:x2="1.721cm" svg:y2="1.07cm">
          <text:p/>
        </draw:line>
        <draw:polyline draw:style-name="gr2" draw:text-style-name="P1" draw:layer="layout" svg:width="7.421cm" svg:height="2.297cm" svg:x="1.026cm" svg:y="0.031cm" svg:viewBox="0 0 7422 2298" draw:points="0,0 0,2298 7422,2298">
          <text:p/>
        </draw:polyline>
        <draw:line draw:style-name="gr1" draw:text-style-name="P1" draw:layer="layout" svg:x1="1.026cm" svg:y1="2.326cm" svg:x2="8.447cm" svg:y2="2.326cm">
          <text:p/>
        </draw:line>
        <draw:line draw:style-name="gr2" draw:text-style-name="P1" draw:layer="layout" svg:x1="1.026cm" svg:y1="2.326cm" svg:x2="1.151cm" svg:y2="2.326cm">
          <text:p/>
        </draw:line>
        <draw:line draw:style-name="gr1" draw:text-style-name="P1" draw:layer="layout" svg:x1="1.026cm" svg:y1="6.154cm" svg:x2="8.447cm" svg:y2="6.154cm">
          <text:p/>
        </draw:line>
        <draw:line draw:style-name="gr2" draw:text-style-name="P1" draw:layer="layout" svg:x1="1.026cm" svg:y1="6.154cm" svg:x2="1.151cm" svg:y2="6.154cm">
          <text:p/>
        </draw:line>
        <draw:frame draw:style-name="gr9" draw:text-style-name="P7" draw:layer="layout" svg:width="0.234cm" svg:height="0.268cm" svg:x="1.858cm" svg:y="0.929cm">
          <draw:text-box>
            <text:p text:style-name="P2"><text:span text:style-name="T2"><text:s/></text:span></text:p>
          </draw:text-box>
        </draw:frame>
        <draw:line draw:style-name="gr2" draw:text-style-name="P1" draw:layer="layout" svg:x1="1.026cm" svg:y1="6cm" svg:x2="1.088cm" svg:y2="6cm">
          <text:p/>
        </draw:line>
        <draw:line draw:style-name="gr2" draw:text-style-name="P1" draw:layer="layout" svg:x1="1.026cm" svg:y1="5.847cm" svg:x2="1.088cm" svg:y2="5.847cm">
          <text:p/>
        </draw:line>
        <draw:line draw:style-name="gr2" draw:text-style-name="P1" draw:layer="layout" svg:x1="1.026cm" svg:y1="5.695cm" svg:x2="1.088cm" svg:y2="5.695cm">
          <text:p/>
        </draw:line>
        <draw:line draw:style-name="gr2" draw:text-style-name="P1" draw:layer="layout" svg:x1="1.026cm" svg:y1="5.542cm" svg:x2="1.088cm" svg:y2="5.542cm">
          <text:p/>
        </draw:line>
        <draw:line draw:style-name="gr1" draw:text-style-name="P1" draw:layer="layout" svg:x1="1.026cm" svg:y1="5.388cm" svg:x2="8.447cm" svg:y2="5.388cm">
          <text:p/>
        </draw:line>
        <draw:line draw:style-name="gr2" draw:text-style-name="P1" draw:layer="layout" svg:x1="1.026cm" svg:y1="5.388cm" svg:x2="1.151cm" svg:y2="5.388cm">
          <text:p/>
        </draw:line>
        <draw:frame draw:style-name="gr3" draw:text-style-name="P3" draw:layer="layout" svg:width="0.281cm" svg:height="0.319cm" svg:x="0.633cm" svg:y="5.984cm">
          <draw:text-box>
            <text:p text:style-name="P2"><text:span text:style-name="T1"><text:s/></text:span><text:span text:style-name="T1">0</text:span></text:p>
          </draw:text-box>
        </draw:frame>
        <draw:line draw:style-name="gr2" draw:text-style-name="P1" draw:layer="layout" svg:x1="1.026cm" svg:y1="5.235cm" svg:x2="1.088cm" svg:y2="5.235cm">
          <text:p/>
        </draw:line>
        <draw:line draw:style-name="gr2" draw:text-style-name="P1" draw:layer="layout" svg:x1="1.026cm" svg:y1="5.081cm" svg:x2="1.088cm" svg:y2="5.081cm">
          <text:p/>
        </draw:line>
        <draw:line draw:style-name="gr2" draw:text-style-name="P1" draw:layer="layout" svg:x1="1.026cm" svg:y1="4.93cm" svg:x2="1.088cm" svg:y2="4.93cm">
          <text:p/>
        </draw:line>
        <draw:line draw:style-name="gr2" draw:text-style-name="P1" draw:layer="layout" svg:x1="1.026cm" svg:y1="4.776cm" svg:x2="1.088cm" svg:y2="4.776cm">
          <text:p/>
        </draw:line>
        <draw:line draw:style-name="gr1" draw:text-style-name="P1" draw:layer="layout" svg:x1="1.026cm" svg:y1="4.623cm" svg:x2="8.447cm" svg:y2="4.623cm">
          <text:p/>
        </draw:line>
        <draw:line draw:style-name="gr2" draw:text-style-name="P1" draw:layer="layout" svg:x1="1.026cm" svg:y1="4.623cm" svg:x2="1.151cm" svg:y2="4.623cm">
          <text:p/>
        </draw:line>
        <draw:frame draw:style-name="gr3" draw:text-style-name="P3" draw:layer="layout" svg:width="0.395cm" svg:height="0.319cm" svg:x="0.476cm" svg:y="5.219cm">
          <draw:text-box>
            <text:p text:style-name="P2"><text:span text:style-name="T1"><text:s/></text:span><text:span text:style-name="T1">50</text:span></text:p>
          </draw:text-box>
        </draw:frame>
        <draw:line draw:style-name="gr2" draw:text-style-name="P1" draw:layer="layout" svg:x1="1.026cm" svg:y1="4.469cm" svg:x2="1.088cm" svg:y2="4.469cm">
          <text:p/>
        </draw:line>
        <draw:line draw:style-name="gr2" draw:text-style-name="P1" draw:layer="layout" svg:x1="1.026cm" svg:y1="4.316cm" svg:x2="1.088cm" svg:y2="4.316cm">
          <text:p/>
        </draw:line>
        <draw:line draw:style-name="gr2" draw:text-style-name="P1" draw:layer="layout" svg:x1="1.026cm" svg:y1="4.164cm" svg:x2="1.088cm" svg:y2="4.164cm">
          <text:p/>
        </draw:line>
        <draw:line draw:style-name="gr2" draw:text-style-name="P1" draw:layer="layout" svg:x1="1.026cm" svg:y1="4.011cm" svg:x2="1.088cm" svg:y2="4.011cm">
          <text:p/>
        </draw:line>
        <draw:line draw:style-name="gr1" draw:text-style-name="P1" draw:layer="layout" svg:x1="1.026cm" svg:y1="3.857cm" svg:x2="8.447cm" svg:y2="3.857cm">
          <text:p/>
        </draw:line>
        <draw:line draw:style-name="gr2" draw:text-style-name="P1" draw:layer="layout" svg:x1="1.026cm" svg:y1="3.857cm" svg:x2="1.151cm" svg:y2="3.857cm">
          <text:p/>
        </draw:line>
        <draw:frame draw:style-name="gr3" draw:text-style-name="P3" draw:layer="layout" svg:width="0.552cm" svg:height="0.319cm" svg:x="0.319cm" svg:y="4.453cm">
          <draw:text-box>
            <text:p text:style-name="P2"><text:span text:style-name="T1"><text:s/></text:span><text:span text:style-name="T1">100</text:span></text:p>
          </draw:text-box>
        </draw:frame>
        <draw:line draw:style-name="gr2" draw:text-style-name="P1" draw:layer="layout" svg:x1="1.026cm" svg:y1="3.704cm" svg:x2="1.088cm" svg:y2="3.704cm">
          <text:p/>
        </draw:line>
        <draw:line draw:style-name="gr2" draw:text-style-name="P1" draw:layer="layout" svg:x1="1.026cm" svg:y1="3.55cm" svg:x2="1.088cm" svg:y2="3.55cm">
          <text:p/>
        </draw:line>
        <draw:line draw:style-name="gr2" draw:text-style-name="P1" draw:layer="layout" svg:x1="1.026cm" svg:y1="3.399cm" svg:x2="1.088cm" svg:y2="3.399cm">
          <text:p/>
        </draw:line>
        <draw:line draw:style-name="gr2" draw:text-style-name="P1" draw:layer="layout" svg:x1="1.026cm" svg:y1="3.245cm" svg:x2="1.088cm" svg:y2="3.245cm">
          <text:p/>
        </draw:line>
        <draw:line draw:style-name="gr1" draw:text-style-name="P1" draw:layer="layout" svg:x1="1.026cm" svg:y1="3.092cm" svg:x2="1.183cm" svg:y2="3.092cm">
          <text:p/>
        </draw:line>
        <draw:line draw:style-name="gr1" draw:text-style-name="P1" draw:layer="layout" svg:x1="5.092cm" svg:y1="3.092cm" svg:x2="8.447cm" svg:y2="3.092cm">
          <text:p/>
        </draw:line>
        <draw:line draw:style-name="gr2" draw:text-style-name="P1" draw:layer="layout" svg:x1="1.026cm" svg:y1="3.092cm" svg:x2="1.151cm" svg:y2="3.092cm">
          <text:p/>
        </draw:line>
        <draw:frame draw:style-name="gr3" draw:text-style-name="P3" draw:layer="layout" svg:width="0.552cm" svg:height="0.319cm" svg:x="0.319cm" svg:y="3.687cm">
          <draw:text-box>
            <text:p text:style-name="P2"><text:span text:style-name="T1"><text:s/></text:span><text:span text:style-name="T1">150</text:span></text:p>
          </draw:text-box>
        </draw:frame>
        <draw:line draw:style-name="gr2" draw:text-style-name="P1" draw:layer="layout" svg:x1="1.026cm" svg:y1="2.938cm" svg:x2="1.088cm" svg:y2="2.938cm">
          <text:p/>
        </draw:line>
        <draw:line draw:style-name="gr2" draw:text-style-name="P1" draw:layer="layout" svg:x1="1.026cm" svg:y1="2.785cm" svg:x2="1.088cm" svg:y2="2.785cm">
          <text:p/>
        </draw:line>
        <draw:line draw:style-name="gr2" draw:text-style-name="P1" draw:layer="layout" svg:x1="1.026cm" svg:y1="2.633cm" svg:x2="1.088cm" svg:y2="2.633cm">
          <text:p/>
        </draw:line>
        <draw:line draw:style-name="gr2" draw:text-style-name="P1" draw:layer="layout" svg:x1="1.026cm" svg:y1="2.48cm" svg:x2="1.088cm" svg:y2="2.48cm">
          <text:p/>
        </draw:line>
        <draw:line draw:style-name="gr1" draw:text-style-name="P1" draw:layer="layout" svg:x1="1.026cm" svg:y1="2.326cm" svg:x2="8.447cm" svg:y2="2.326cm">
          <text:p/>
        </draw:line>
        <draw:line draw:style-name="gr2" draw:text-style-name="P1" draw:layer="layout" svg:x1="1.026cm" svg:y1="2.326cm" svg:x2="1.151cm" svg:y2="2.326cm">
          <text:p/>
        </draw:line>
        <draw:line draw:style-name="gr1" draw:text-style-name="P1" draw:layer="layout" svg:x1="1.026cm" svg:y1="6.154cm" svg:x2="1.026cm" svg:y2="2.326cm">
          <text:p/>
        </draw:line>
        <draw:line draw:style-name="gr2" draw:text-style-name="P1" draw:layer="layout" svg:x1="1.026cm" svg:y1="6.154cm" svg:x2="1.026cm" svg:y2="6.028cm">
          <text:p/>
        </draw:line>
        <draw:frame draw:style-name="gr3" draw:text-style-name="P3" draw:layer="layout" svg:width="0.552cm" svg:height="0.319cm" svg:x="0.319cm" svg:y="2.922cm">
          <draw:text-box>
            <text:p text:style-name="P2"><text:span text:style-name="T1"><text:s/></text:span><text:span text:style-name="T1">200</text:span></text:p>
          </draw:text-box>
        </draw:frame>
        <draw:line draw:style-name="gr2" draw:text-style-name="P1" draw:layer="layout" svg:x1="1.645cm" svg:y1="6.154cm" svg:x2="1.645cm" svg:y2="6.092cm">
          <text:p/>
        </draw:line>
        <draw:line draw:style-name="gr1" draw:text-style-name="P1" draw:layer="layout" svg:x1="2.262cm" svg:y1="6.154cm" svg:x2="2.262cm" svg:y2="3.757cm">
          <text:p/>
        </draw:line>
        <draw:line draw:style-name="gr1" draw:text-style-name="P1" draw:layer="layout" svg:x1="2.262cm" svg:y1="2.451cm" svg:x2="2.262cm" svg:y2="2.326cm">
          <text:p/>
        </draw:line>
        <draw:line draw:style-name="gr2" draw:text-style-name="P1" draw:layer="layout" svg:x1="2.262cm" svg:y1="6.154cm" svg:x2="2.262cm" svg:y2="6.028cm">
          <text:p/>
        </draw:line>
        <draw:frame draw:style-name="gr3" draw:text-style-name="P3" draw:layer="layout" svg:width="0.629cm" svg:height="0.319cm" svg:x="0.712cm" svg:y="6.298cm">
          <draw:text-box>
            <text:p text:style-name="P2"><text:span text:style-name="T1">2014</text:span></text:p>
          </draw:text-box>
        </draw:frame>
        <draw:line draw:style-name="gr2" draw:text-style-name="P1" draw:layer="layout" svg:x1="2.882cm" svg:y1="6.154cm" svg:x2="2.882cm" svg:y2="6.092cm">
          <text:p/>
        </draw:line>
        <draw:line draw:style-name="gr1" draw:text-style-name="P1" draw:layer="layout" svg:x1="3.499cm" svg:y1="6.154cm" svg:x2="3.499cm" svg:y2="3.757cm">
          <text:p/>
        </draw:line>
        <draw:line draw:style-name="gr1" draw:text-style-name="P1" draw:layer="layout" svg:x1="3.499cm" svg:y1="2.451cm" svg:x2="3.499cm" svg:y2="2.326cm">
          <text:p/>
        </draw:line>
        <draw:line draw:style-name="gr2" draw:text-style-name="P1" draw:layer="layout" svg:x1="3.499cm" svg:y1="6.154cm" svg:x2="3.499cm" svg:y2="6.028cm">
          <text:p/>
        </draw:line>
        <draw:frame draw:style-name="gr3" draw:text-style-name="P3" draw:layer="layout" svg:width="0.629cm" svg:height="0.319cm" svg:x="1.948cm" svg:y="6.298cm">
          <draw:text-box>
            <text:p text:style-name="P2"><text:span text:style-name="T1">2016</text:span></text:p>
          </draw:text-box>
        </draw:frame>
        <draw:line draw:style-name="gr2" draw:text-style-name="P1" draw:layer="layout" svg:x1="4.118cm" svg:y1="6.154cm" svg:x2="4.118cm" svg:y2="6.092cm">
          <text:p/>
        </draw:line>
        <draw:line draw:style-name="gr1" draw:text-style-name="P1" draw:layer="layout" svg:x1="4.736cm" svg:y1="6.154cm" svg:x2="4.736cm" svg:y2="3.757cm">
          <text:p/>
        </draw:line>
        <draw:line draw:style-name="gr1" draw:text-style-name="P1" draw:layer="layout" svg:x1="4.736cm" svg:y1="2.451cm" svg:x2="4.736cm" svg:y2="2.326cm">
          <text:p/>
        </draw:line>
        <draw:line draw:style-name="gr2" draw:text-style-name="P1" draw:layer="layout" svg:x1="4.736cm" svg:y1="6.154cm" svg:x2="4.736cm" svg:y2="6.028cm">
          <text:p/>
        </draw:line>
        <draw:frame draw:style-name="gr3" draw:text-style-name="P3" draw:layer="layout" svg:width="0.629cm" svg:height="0.319cm" svg:x="3.185cm" svg:y="6.298cm">
          <draw:text-box>
            <text:p text:style-name="P2"><text:span text:style-name="T1">2018</text:span></text:p>
          </draw:text-box>
        </draw:frame>
        <draw:line draw:style-name="gr2" draw:text-style-name="P1" draw:layer="layout" svg:x1="5.355cm" svg:y1="6.154cm" svg:x2="5.355cm" svg:y2="6.092cm">
          <text:p/>
        </draw:line>
        <draw:line draw:style-name="gr1" draw:text-style-name="P1" draw:layer="layout" svg:x1="5.972cm" svg:y1="6.154cm" svg:x2="5.972cm" svg:y2="2.326cm">
          <text:p/>
        </draw:line>
        <draw:line draw:style-name="gr2" draw:text-style-name="P1" draw:layer="layout" svg:x1="5.972cm" svg:y1="6.154cm" svg:x2="5.972cm" svg:y2="6.028cm">
          <text:p/>
        </draw:line>
        <draw:frame draw:style-name="gr3" draw:text-style-name="P3" draw:layer="layout" svg:width="0.629cm" svg:height="0.319cm" svg:x="4.421cm" svg:y="6.298cm">
          <draw:text-box>
            <text:p text:style-name="P2"><text:span text:style-name="T1">2020</text:span></text:p>
          </draw:text-box>
        </draw:frame>
        <draw:line draw:style-name="gr2" draw:text-style-name="P1" draw:layer="layout" svg:x1="6.591cm" svg:y1="6.154cm" svg:x2="6.591cm" svg:y2="6.092cm">
          <text:p/>
        </draw:line>
        <draw:line draw:style-name="gr1" draw:text-style-name="P1" draw:layer="layout" svg:x1="7.209cm" svg:y1="6.154cm" svg:x2="7.209cm" svg:y2="2.326cm">
          <text:p/>
        </draw:line>
        <draw:line draw:style-name="gr2" draw:text-style-name="P1" draw:layer="layout" svg:x1="7.209cm" svg:y1="6.154cm" svg:x2="7.209cm" svg:y2="6.028cm">
          <text:p/>
        </draw:line>
        <draw:frame draw:style-name="gr3" draw:text-style-name="P3" draw:layer="layout" svg:width="0.629cm" svg:height="0.319cm" svg:x="5.658cm" svg:y="6.298cm">
          <draw:text-box>
            <text:p text:style-name="P2"><text:span text:style-name="T1">2022</text:span></text:p>
          </draw:text-box>
        </draw:frame>
        <draw:line draw:style-name="gr2" draw:text-style-name="P1" draw:layer="layout" svg:x1="7.828cm" svg:y1="6.154cm" svg:x2="7.828cm" svg:y2="6.092cm">
          <text:p/>
        </draw:line>
        <draw:line draw:style-name="gr1" draw:text-style-name="P1" draw:layer="layout" svg:x1="8.445cm" svg:y1="6.154cm" svg:x2="8.445cm" svg:y2="2.326cm">
          <text:p/>
        </draw:line>
        <draw:line draw:style-name="gr2" draw:text-style-name="P1" draw:layer="layout" svg:x1="8.445cm" svg:y1="6.154cm" svg:x2="8.445cm" svg:y2="6.028cm">
          <text:p/>
        </draw:line>
        <draw:frame draw:style-name="gr3" draw:text-style-name="P3" draw:layer="layout" svg:width="0.629cm" svg:height="0.319cm" svg:x="6.894cm" svg:y="6.298cm">
          <draw:text-box>
            <text:p text:style-name="P2"><text:span text:style-name="T1">2024</text:span></text:p>
          </draw:text-box>
        </draw:frame>
        <draw:polyline draw:style-name="gr2" draw:text-style-name="P1" draw:layer="layout" svg:width="7.421cm" svg:height="3.828cm" svg:x="1.026cm" svg:y="2.326cm" svg:viewBox="0 0 7422 3829" draw:points="0,0 0,3829 7422,3829">
          <text:p/>
        </draw:polyline>
        <draw:frame draw:style-name="gr3" draw:text-style-name="P3" draw:layer="layout" svg:width="0.629cm" svg:height="0.319cm" svg:x="8.131cm" svg:y="6.298cm">
          <draw:text-box>
            <text:p text:style-name="P2"><text:span text:style-name="T1">2026</text:span></text:p>
          </draw:text-box>
        </draw:frame>
        <draw:polygon draw:style-name="gr8" draw:text-style-name="P6" draw:layer="layout" svg:width="0.67cm" svg:height="0.421cm" svg:x="1.227cm" svg:y="5.055cm" svg:viewBox="0 0 671 422" draw:points="0,0 671,0 671,422 0,422">
          <text:p/>
        </draw:polygon>
        <draw:frame draw:style-name="gr3" draw:text-style-name="P3" draw:layer="layout" svg:width="0.472cm" svg:height="0.319cm" svg:x="1.333cm" svg:y="5.111cm">
          <draw:text-box>
            <text:p text:style-name="P2"><text:span text:style-name="T3">#24</text:span></text:p>
          </draw:text-box>
        </draw:frame>
        <draw:frame draw:style-name="gr3" draw:text-style-name="P3" draw:layer="layout" svg:width="0.472cm" svg:height="0.319cm" svg:x="1.333cm" svg:y="5.111cm">
          <draw:text-box>
            <text:p text:style-name="P2"><text:span text:style-name="T3">#24</text:span></text:p>
          </draw:text-box>
        </draw:frame>
        <draw:polygon draw:style-name="gr8" draw:text-style-name="P6" draw:layer="layout" svg:width="0.673cm" svg:height="0.421cm" svg:x="6.79cm" svg:y="5.055cm" svg:viewBox="0 0 674 422" draw:points="0,0 674,0 674,422 0,422">
          <text:p/>
        </draw:polygon>
        <draw:frame draw:style-name="gr3" draw:text-style-name="P3" draw:layer="layout" svg:width="0.472cm" svg:height="0.319cm" svg:x="6.896cm" svg:y="5.111cm">
          <draw:text-box>
            <text:p text:style-name="P2"><text:span text:style-name="T3">#25</text:span></text:p>
          </draw:text-box>
        </draw:frame>
        <draw:frame draw:style-name="gr3" draw:text-style-name="P3" draw:layer="layout" svg:width="0.472cm" svg:height="0.319cm" svg:x="6.896cm" svg:y="5.111cm">
          <draw:text-box>
            <text:p text:style-name="P2"><text:span text:style-name="T3">#25</text:span></text:p>
          </draw:text-box>
        </draw:frame>
        <draw:polygon draw:style-name="gr2" draw:text-style-name="P1" draw:layer="layout" svg:width="3.909cm" svg:height="1.306cm" svg:x="1.183cm" svg:y="2.451cm" svg:viewBox="0 0 3910 1307" draw:points="0,0 3910,0 3910,1307 0,1307">
          <text:p/>
        </draw:polygon>
        <draw:polygon draw:style-name="gr11" draw:text-style-name="P8" draw:layer="layout" svg:width="0.053cm" svg:height="0.262cm" svg:x="1.026cm" svg:y="4.339cm" svg:viewBox="0 0 54 263" draw:points="0,263 0,21 54,0 54,245">
          <text:p/>
        </draw:polygon>
        <draw:polygon draw:style-name="gr11" draw:text-style-name="P8" draw:layer="layout" svg:width="0.048cm" svg:height="0.305cm" svg:x="1.079cm" svg:y="4.279cm" svg:viewBox="0 0 49 306" draw:points="0,306 0,60 49,0 49,251">
          <text:p/>
        </draw:polygon>
        <draw:polygon draw:style-name="gr11" draw:text-style-name="P8" draw:layer="layout" svg:width="0.051cm" svg:height="0.284cm" svg:x="1.127cm" svg:y="4.245cm" svg:viewBox="0 0 52 285" draw:points="0,285 0,34 52,0 52,253">
          <text:p/>
        </draw:polygon>
        <draw:polygon draw:style-name="gr11" draw:text-style-name="P8" draw:layer="layout" svg:width="0.051cm" svg:height="0.274cm" svg:x="1.178cm" svg:y="4.245cm" svg:viewBox="0 0 52 275" draw:points="0,252 0,0 52,23 52,275">
          <text:p/>
        </draw:polygon>
        <draw:polygon draw:style-name="gr11" draw:text-style-name="P8" draw:layer="layout" svg:width="0.053cm" svg:height="0.263cm" svg:x="1.229cm" svg:y="4.268cm" svg:viewBox="0 0 54 264" draw:points="0,252 0,0 54,14 54,264">
          <text:p/>
        </draw:polygon>
        <draw:polygon draw:style-name="gr11" draw:text-style-name="P8" draw:layer="layout" svg:width="0.051cm" svg:height="0.27cm" svg:x="1.282cm" svg:y="4.282cm" svg:viewBox="0 0 52 271" draw:points="0,250 0,0 52,25 52,271">
          <text:p/>
        </draw:polygon>
        <draw:polygon draw:style-name="gr11" draw:text-style-name="P8" draw:layer="layout" svg:width="0.051cm" svg:height="0.309cm" svg:x="1.333cm" svg:y="4.307cm" svg:viewBox="0 0 52 310" draw:points="0,246 0,0 52,69 52,310">
          <text:p/>
        </draw:polygon>
        <draw:polygon draw:style-name="gr11" draw:text-style-name="P8" draw:layer="layout" svg:width="0.053cm" svg:height="0.331cm" svg:x="1.384cm" svg:y="4.376cm" svg:viewBox="0 0 54 332" draw:points="0,241 0,0 54,105 54,332">
          <text:p/>
        </draw:polygon>
        <draw:polygon draw:style-name="gr11" draw:text-style-name="P8" draw:layer="layout" svg:width="0.051cm" svg:height="0.296cm" svg:x="1.437cm" svg:y="4.48cm" svg:viewBox="0 0 52 297" draw:points="0,228 0,0 52,72 52,297">
          <text:p/>
        </draw:polygon>
        <draw:polygon draw:style-name="gr11" draw:text-style-name="P8" draw:layer="layout" svg:width="0.053cm" svg:height="0.265cm" svg:x="1.488cm" svg:y="4.552cm" svg:viewBox="0 0 54 266" draw:points="0,225 0,0 54,39 54,266">
          <text:p/>
        </draw:polygon>
        <draw:polygon draw:style-name="gr11" draw:text-style-name="P8" draw:layer="layout" svg:width="0.051cm" svg:height="0.264cm" svg:x="1.541cm" svg:y="4.591cm" svg:viewBox="0 0 52 265" draw:points="0,227 0,0 52,38 52,265">
          <text:p/>
        </draw:polygon>
        <draw:polygon draw:style-name="gr11" draw:text-style-name="P8" draw:layer="layout" svg:width="0.052cm" svg:height="0.27cm" svg:x="1.592cm" svg:y="4.628cm" svg:viewBox="0 0 53 271" draw:points="0,228 0,0 53,48 53,271">
          <text:p/>
        </draw:polygon>
        <draw:polygon draw:style-name="gr11" draw:text-style-name="P8" draw:layer="layout" svg:width="0.052cm" svg:height="0.269cm" svg:x="1.644cm" svg:y="4.676cm" svg:viewBox="0 0 53 270" draw:points="0,223 0,0 53,50 53,270">
          <text:p/>
        </draw:polygon>
        <draw:polygon draw:style-name="gr11" draw:text-style-name="P8" draw:layer="layout" svg:width="0.048cm" svg:height="0.279cm" svg:x="1.696cm" svg:y="4.725cm" svg:viewBox="0 0 49 280" draw:points="0,221 0,0 49,65 49,280">
          <text:p/>
        </draw:polygon>
        <draw:polygon draw:style-name="gr11" draw:text-style-name="P8" draw:layer="layout" svg:width="0.053cm" svg:height="0.259cm" svg:x="1.744cm" svg:y="4.79cm" svg:viewBox="0 0 54 260" draw:points="0,215 0,0 54,52 54,260">
          <text:p/>
        </draw:polygon>
        <draw:polygon draw:style-name="gr11" draw:text-style-name="P8" draw:layer="layout" svg:width="0.049cm" svg:height="0.249cm" svg:x="1.797cm" svg:y="4.841cm" svg:viewBox="0 0 50 250" draw:points="0,208 0,0 50,46 50,250">
          <text:p/>
        </draw:polygon>
        <draw:polygon draw:style-name="gr11" draw:text-style-name="P8" draw:layer="layout" svg:width="0.054cm" svg:height="0.261cm" svg:x="1.846cm" svg:y="4.887cm" svg:viewBox="0 0 55 262" draw:points="0,204 0,0 55,65 55,262">
          <text:p/>
        </draw:polygon>
        <draw:polygon draw:style-name="gr11" draw:text-style-name="P8" draw:layer="layout" svg:width="0.051cm" svg:height="0.251cm" svg:x="1.899cm" svg:y="4.952cm" svg:viewBox="0 0 52 252" draw:points="0,197 0,0 52,61 52,252">
          <text:p/>
        </draw:polygon>
        <draw:polygon draw:style-name="gr11" draw:text-style-name="P8" draw:layer="layout" svg:width="0.054cm" svg:height="0.216cm" svg:x="1.95cm" svg:y="5.013cm" svg:viewBox="0 0 55 217" draw:points="0,191 0,0 55,33 55,217">
          <text:p/>
        </draw:polygon>
        <draw:polygon draw:style-name="gr11" draw:text-style-name="P8" draw:layer="layout" svg:width="0.051cm" svg:height="0.19cm" svg:x="2.003cm" svg:y="5.046cm" svg:viewBox="0 0 52 191" draw:points="0,184 0,0 52,7 52,191">
          <text:p/>
        </draw:polygon>
        <draw:polygon draw:style-name="gr11" draw:text-style-name="P8" draw:layer="layout" svg:width="0.052cm" svg:height="0.206cm" svg:x="2.054cm" svg:y="5.053cm" svg:viewBox="0 0 53 207" draw:points="0,183 0,0 53,27 53,207">
          <text:p/>
        </draw:polygon>
        <draw:polygon draw:style-name="gr11" draw:text-style-name="P8" draw:layer="layout" svg:width="0.052cm" svg:height="0.222cm" svg:x="2.106cm" svg:y="5.08cm" svg:viewBox="0 0 53 223" draw:points="0,180 0,0 53,52 53,223">
          <text:p/>
        </draw:polygon>
        <draw:polygon draw:style-name="gr11" draw:text-style-name="P8" draw:layer="layout" svg:width="0.052cm" svg:height="0.216cm" svg:x="2.158cm" svg:y="5.132cm" svg:viewBox="0 0 53 217" draw:points="0,171 0,0 53,59 53,217">
          <text:p/>
        </draw:polygon>
        <draw:polygon draw:style-name="gr11" draw:text-style-name="P8" draw:layer="layout" svg:width="0.052cm" svg:height="0.204cm" svg:x="2.21cm" svg:y="5.191cm" svg:viewBox="0 0 53 205" draw:points="0,158 0,0 53,55 53,205">
          <text:p/>
        </draw:polygon>
        <draw:polygon draw:style-name="gr11" draw:text-style-name="P8" draw:layer="layout" svg:width="0.052cm" svg:height="0.178cm" svg:x="2.262cm" svg:y="5.245cm" svg:viewBox="0 0 53 179" draw:points="0,151 0,0 53,33 53,179">
          <text:p/>
        </draw:polygon>
        <draw:polygon draw:style-name="gr11" draw:text-style-name="P8" draw:layer="layout" svg:width="0.049cm" svg:height="0.175cm" svg:x="2.314cm" svg:y="5.277cm" svg:viewBox="0 0 50 176" draw:points="0,147 0,0 50,36 50,176">
          <text:p/>
        </draw:polygon>
        <draw:polygon draw:style-name="gr11" draw:text-style-name="P8" draw:layer="layout" svg:width="0.053cm" svg:height="0.177cm" svg:x="2.363cm" svg:y="5.312cm" svg:viewBox="0 0 54 178" draw:points="0,141 0,0 54,43 54,178">
          <text:p/>
        </draw:polygon>
        <draw:polygon draw:style-name="gr11" draw:text-style-name="P8" draw:layer="layout" svg:width="0.051cm" svg:height="0.178cm" svg:x="2.416cm" svg:y="5.355cm" svg:viewBox="0 0 52 179" draw:points="0,135 0,0 52,49 52,179">
          <text:p/>
        </draw:polygon>
        <draw:polygon draw:style-name="gr11" draw:text-style-name="P8" draw:layer="layout" svg:width="0.051cm" svg:height="0.175cm" svg:x="2.467cm" svg:y="5.404cm" svg:viewBox="0 0 52 176" draw:points="0,130 0,0 52,53 52,176">
          <text:p/>
        </draw:polygon>
        <draw:polygon draw:style-name="gr11" draw:text-style-name="P8" draw:layer="layout" svg:width="0.052cm" svg:height="0.166cm" svg:x="2.518cm" svg:y="5.457cm" svg:viewBox="0 0 53 167" draw:points="0,123 0,0 53,49 53,167">
          <text:p/>
        </draw:polygon>
        <draw:polygon draw:style-name="gr11" draw:text-style-name="P8" draw:layer="layout" svg:width="0.052cm" svg:height="0.152cm" svg:x="2.57cm" svg:y="5.506cm" svg:viewBox="0 0 53 153" draw:points="0,118 0,0 53,42 53,153">
          <text:p/>
        </draw:polygon>
        <draw:polygon draw:style-name="gr11" draw:text-style-name="P8" draw:layer="layout" svg:width="0.053cm" svg:height="0.152cm" svg:x="2.622cm" svg:y="5.547cm" svg:viewBox="0 0 54 153" draw:points="0,111 0,0 54,44 54,153">
          <text:p/>
        </draw:polygon>
        <draw:polygon draw:style-name="gr11" draw:text-style-name="P8" draw:layer="layout" svg:width="0.05cm" svg:height="0.132cm" svg:x="2.675cm" svg:y="5.591cm" svg:viewBox="0 0 51 133" draw:points="0,109 0,0 51,29 51,133">
          <text:p/>
        </draw:polygon>
        <draw:polygon draw:style-name="gr11" draw:text-style-name="P8" draw:layer="layout" svg:width="0.053cm" svg:height="0.127cm" svg:x="2.725cm" svg:y="5.619cm" svg:viewBox="0 0 54 128" draw:points="0,104 0,0 54,27 54,128">
          <text:p/>
        </draw:polygon>
        <draw:polygon draw:style-name="gr11" draw:text-style-name="P8" draw:layer="layout" svg:width="0.051cm" svg:height="0.12cm" svg:x="2.778cm" svg:y="5.646cm" svg:viewBox="0 0 52 121" draw:points="0,101 0,0 52,25 52,121">
          <text:p/>
        </draw:polygon>
        <draw:polygon draw:style-name="gr11" draw:text-style-name="P8" draw:layer="layout" svg:width="0.053cm" svg:height="0.106cm" svg:x="2.829cm" svg:y="5.67cm" svg:viewBox="0 0 54 107" draw:points="0,97 0,0 54,11 54,107">
          <text:p/>
        </draw:polygon>
        <draw:polygon draw:style-name="gr11" draw:text-style-name="P8" draw:layer="layout" svg:width="0.051cm" svg:height="0.111cm" svg:x="2.882cm" svg:y="5.681cm" svg:viewBox="0 0 52 112" draw:points="0,96 0,0 52,23 52,112">
          <text:p/>
        </draw:polygon>
        <draw:polygon draw:style-name="gr11" draw:text-style-name="P8" draw:layer="layout" svg:width="0.047cm" svg:height="0.099cm" svg:x="2.933cm" svg:y="5.704cm" svg:viewBox="0 0 48 100" draw:points="0,89 0,0 48,11 48,100">
          <text:p/>
        </draw:polygon>
        <draw:polyline draw:style-name="gr4" draw:text-style-name="P1" draw:layer="layout" svg:width="1.954cm" svg:height="1.387cm" svg:x="1.026cm" svg:y="4.372cm" svg:viewBox="0 0 1955 1388" draw:points="0,108 53,90 101,32 152,0 203,21 256,35 307,58 358,124 411,222 462,291 515,332 566,371 618,415 670,464 718,525 771,574 820,617 873,678 924,737 977,767 1028,774 1080,798 1132,846 1184,897 1236,950 1288,978 1337,1012 1390,1051 1441,1097 1492,1148 1544,1194 1596,1232 1649,1275 1699,1301 1752,1324 1803,1347 1856,1358 1908,1377 1955,1388">
          <text:p/>
        </draw:polyline>
        <draw:polygon draw:style-name="gr12" draw:text-style-name="P9" draw:layer="layout" svg:width="0.052cm" svg:height="0.06cm" svg:x="3.033cm" svg:y="5.88cm" svg:viewBox="0 0 53 61" draw:points="0,22 0,52 53,61 53,0">
          <text:p/>
        </draw:polygon>
        <draw:polygon draw:style-name="gr12" draw:text-style-name="P9" draw:layer="layout" svg:width="0.052cm" svg:height="0.091cm" svg:x="3.085cm" svg:y="5.856cm" svg:viewBox="0 0 53 92" draw:points="0,25 0,85 53,92 53,0">
          <text:p/>
        </draw:polygon>
        <draw:polygon draw:style-name="gr12" draw:text-style-name="P9" draw:layer="layout" svg:width="0.05cm" svg:height="0.153cm" svg:x="3.137cm" svg:y="5.817cm" svg:viewBox="0 0 51 154" draw:points="0,39 0,131 51,154 51,0">
          <text:p/>
        </draw:polygon>
        <draw:polygon draw:style-name="gr12" draw:text-style-name="P9" draw:layer="layout" svg:width="0.053cm" svg:height="0.155cm" svg:x="3.187cm" svg:y="5.815cm" svg:viewBox="0 0 54 156" draw:points="0,2 0,156 54,154 54,0">
          <text:p/>
        </draw:polygon>
        <draw:polygon draw:style-name="gr12" draw:text-style-name="P9" draw:layer="layout" svg:width="0.053cm" svg:height="0.183cm" svg:x="3.24cm" svg:y="5.796cm" svg:viewBox="0 0 54 184" draw:points="0,19 0,173 54,184 54,0">
          <text:p/>
        </draw:polygon>
        <draw:polygon draw:style-name="gr12" draw:text-style-name="P9" draw:layer="layout" svg:width="0.051cm" svg:height="0.215cm" svg:x="3.293cm" svg:y="5.778cm" svg:viewBox="0 0 52 216" draw:points="0,18 0,202 52,216 52,0">
          <text:p/>
        </draw:polygon>
        <draw:polygon draw:style-name="gr12" draw:text-style-name="P9" draw:layer="layout" svg:width="0.051cm" svg:height="0.215cm" svg:x="3.344cm" svg:y="5.778cm" svg:viewBox="0 0 52 216" draw:points="0,0 52,0 52,216 0,216">
          <text:p/>
        </draw:polygon>
        <draw:polygon draw:style-name="gr12" draw:text-style-name="P9" draw:layer="layout" svg:width="0.051cm" svg:height="0.246cm" svg:x="3.395cm" svg:y="5.76cm" svg:viewBox="0 0 52 247" draw:points="0,18 0,233 52,247 52,0">
          <text:p/>
        </draw:polygon>
        <draw:polygon draw:style-name="gr12" draw:text-style-name="P9" draw:layer="layout" svg:width="0.053cm" svg:height="0.275cm" svg:x="3.446cm" svg:y="5.743cm" svg:viewBox="0 0 54 276" draw:points="0,17 0,264 54,276 54,0">
          <text:p/>
        </draw:polygon>
        <draw:polygon draw:style-name="gr12" draw:text-style-name="P9" draw:layer="layout" svg:width="0.053cm" svg:height="0.278cm" svg:x="3.499cm" svg:y="5.743cm" svg:viewBox="0 0 54 279" draw:points="0,0 0,276 54,279 54,3">
          <text:p/>
        </draw:polygon>
        <draw:polygon draw:style-name="gr12" draw:text-style-name="P9" draw:layer="layout" svg:width="0.048cm" svg:height="0.306cm" svg:x="3.552cm" svg:y="5.745cm" svg:viewBox="0 0 49 307" draw:points="0,1 0,277 49,307 49,0">
          <text:p/>
        </draw:polygon>
        <draw:polygon draw:style-name="gr12" draw:text-style-name="P9" draw:layer="layout" svg:width="0.051cm" svg:height="0.322cm" svg:x="3.6cm" svg:y="5.745cm" svg:viewBox="0 0 52 323" draw:points="0,0 0,307 52,323 52,17">
          <text:p/>
        </draw:polygon>
        <draw:polygon draw:style-name="gr12" draw:text-style-name="P9" draw:layer="layout" svg:width="0.051cm" svg:height="0.323cm" svg:x="3.651cm" svg:y="5.762cm" svg:viewBox="0 0 52 324" draw:points="0,0 0,306 52,324 52,16">
          <text:p/>
        </draw:polygon>
        <draw:polygon draw:style-name="gr12" draw:text-style-name="P9" draw:layer="layout" svg:width="0.053cm" svg:height="0.319cm" svg:x="3.702cm" svg:y="5.778cm" svg:viewBox="0 0 54 320" draw:points="0,0 0,308 54,320 54,12">
          <text:p/>
        </draw:polygon>
        <draw:polygon draw:style-name="gr12" draw:text-style-name="P9" draw:layer="layout" svg:width="0.051cm" svg:height="0.32cm" svg:x="3.755cm" svg:y="5.79cm" svg:viewBox="0 0 52 321" draw:points="0,0 0,308 52,321 52,13">
          <text:p/>
        </draw:polygon>
        <draw:polygon draw:style-name="gr12" draw:text-style-name="P9" draw:layer="layout" svg:width="0.051cm" svg:height="0.317cm" svg:x="3.806cm" svg:y="5.803cm" svg:viewBox="0 0 52 318" draw:points="0,0 0,308 52,318 52,10">
          <text:p/>
        </draw:polygon>
        <draw:polygon draw:style-name="gr12" draw:text-style-name="P9" draw:layer="layout" svg:width="0.053cm" svg:height="0.318cm" svg:x="3.857cm" svg:y="5.813cm" svg:viewBox="0 0 54 319" draw:points="0,0 0,308 54,319 54,11">
          <text:p/>
        </draw:polygon>
        <draw:polygon draw:style-name="gr12" draw:text-style-name="P9" draw:layer="layout" svg:width="0.051cm" svg:height="0.317cm" svg:x="3.91cm" svg:y="5.824cm" svg:viewBox="0 0 52 318" draw:points="0,0 0,308 52,318 52,10">
          <text:p/>
        </draw:polygon>
        <draw:polygon draw:style-name="gr12" draw:text-style-name="P9" draw:layer="layout" svg:width="0.053cm" svg:height="0.318cm" svg:x="3.961cm" svg:y="5.834cm" svg:viewBox="0 0 54 319" draw:points="0,0 0,308 54,319 54,13">
          <text:p/>
        </draw:polygon>
        <draw:polygon draw:style-name="gr12" draw:text-style-name="P9" draw:layer="layout" svg:width="0.051cm" svg:height="0.307cm" svg:x="4.014cm" svg:y="5.847cm" svg:viewBox="0 0 52 308" draw:points="0,0 0,306 52,308 52,9">
          <text:p/>
        </draw:polygon>
        <draw:polygon draw:style-name="gr12" draw:text-style-name="P9" draw:layer="layout" svg:width="0.051cm" svg:height="0.298cm" svg:x="4.065cm" svg:y="5.856cm" svg:viewBox="0 0 52 299" draw:points="0,0 0,299 52,299 52,8">
          <text:p/>
        </draw:polygon>
        <draw:polygon draw:style-name="gr12" draw:text-style-name="P9" draw:layer="layout" svg:width="0.053cm" svg:height="0.29cm" svg:x="4.116cm" svg:y="5.864cm" svg:viewBox="0 0 54 291" draw:points="0,0 0,291 54,291 54,9">
          <text:p/>
        </draw:polygon>
        <draw:polygon draw:style-name="gr12" draw:text-style-name="P9" draw:layer="layout" svg:width="0.048cm" svg:height="0.281cm" svg:x="4.169cm" svg:y="5.873cm" svg:viewBox="0 0 49 282" draw:points="0,0 0,282 49,282 49,7">
          <text:p/>
        </draw:polygon>
        <draw:polygon draw:style-name="gr12" draw:text-style-name="P9" draw:layer="layout" svg:width="0.053cm" svg:height="0.274cm" svg:x="4.217cm" svg:y="5.88cm" svg:viewBox="0 0 54 275" draw:points="0,0 0,275 54,275 54,9">
          <text:p/>
        </draw:polygon>
        <draw:polygon draw:style-name="gr12" draw:text-style-name="P9" draw:layer="layout" svg:width="0.049cm" svg:height="0.265cm" svg:x="4.27cm" svg:y="5.889cm" svg:viewBox="0 0 50 266" draw:points="0,0 0,266 50,266 50,7">
          <text:p/>
        </draw:polygon>
        <draw:polygon draw:style-name="gr12" draw:text-style-name="P9" draw:layer="layout" svg:width="0.053cm" svg:height="0.258cm" svg:x="4.319cm" svg:y="5.896cm" svg:viewBox="0 0 54 259" draw:points="0,0 0,259 54,259 54,7">
          <text:p/>
        </draw:polygon>
        <draw:polygon draw:style-name="gr12" draw:text-style-name="P9" draw:layer="layout" svg:width="0.051cm" svg:height="0.251cm" svg:x="4.372cm" svg:y="5.903cm" svg:viewBox="0 0 52 252" draw:points="0,0 0,252 52,252 52,7">
          <text:p/>
        </draw:polygon>
        <draw:polygon draw:style-name="gr12" draw:text-style-name="P9" draw:layer="layout" svg:width="0.053cm" svg:height="0.244cm" svg:x="4.423cm" svg:y="5.91cm" svg:viewBox="0 0 54 245" draw:points="0,0 0,245 54,245 54,6">
          <text:p/>
        </draw:polygon>
        <draw:polygon draw:style-name="gr12" draw:text-style-name="P9" draw:layer="layout" svg:width="0.051cm" svg:height="0.238cm" svg:x="4.476cm" svg:y="5.916cm" svg:viewBox="0 0 52 239" draw:points="0,0 0,239 52,239 52,7">
          <text:p/>
        </draw:polygon>
        <draw:polygon draw:style-name="gr12" draw:text-style-name="P9" draw:layer="layout" svg:width="0.052cm" svg:height="0.231cm" svg:x="4.527cm" svg:y="5.923cm" svg:viewBox="0 0 53 232" draw:points="0,0 0,232 53,232 53,5">
          <text:p/>
        </draw:polygon>
        <draw:polygon draw:style-name="gr12" draw:text-style-name="P9" draw:layer="layout" svg:width="0.053cm" svg:height="0.226cm" svg:x="4.579cm" svg:y="5.928cm" svg:viewBox="0 0 54 227" draw:points="0,0 0,227 54,227 54,5">
          <text:p/>
        </draw:polygon>
        <draw:polygon draw:style-name="gr12" draw:text-style-name="P9" draw:layer="layout" svg:width="0.051cm" svg:height="0.221cm" svg:x="4.632cm" svg:y="5.933cm" svg:viewBox="0 0 52 222" draw:points="0,0 0,222 52,222 52,6">
          <text:p/>
        </draw:polygon>
        <draw:polygon draw:style-name="gr13" draw:text-style-name="P10" draw:layer="layout" svg:width="0.052cm" svg:height="0.007cm" svg:x="3.033cm" svg:y="5.773cm" svg:viewBox="0 0 53 8" draw:points="0,0 53,8">
          <text:p/>
        </draw:polygon>
        <draw:polygon draw:style-name="gr13" draw:text-style-name="P10" draw:layer="layout" svg:width="0.052cm" svg:height="0.009cm" svg:x="3.085cm" svg:y="5.78cm" svg:viewBox="0 0 53 10" draw:points="0,0 53,10">
          <text:p/>
        </draw:polygon>
        <draw:polygon draw:style-name="gr13" draw:text-style-name="P10" draw:layer="layout" svg:width="0.05cm" svg:height="0.092cm" svg:x="3.137cm" svg:y="5.73cm" svg:viewBox="0 0 51 93" draw:points="0,60 51,0 51,93">
          <text:p/>
        </draw:polygon>
        <draw:polygon draw:style-name="gr13" draw:text-style-name="P10" draw:layer="layout" svg:width="0.053cm" svg:height="0.097cm" svg:x="3.187cm" svg:y="5.727cm" svg:viewBox="0 0 54 98" draw:points="0,96 0,3 54,0 54,98">
          <text:p/>
        </draw:polygon>
        <draw:polygon draw:style-name="gr13" draw:text-style-name="P10" draw:layer="layout" svg:width="0.053cm" svg:height="0.111cm" svg:x="3.24cm" svg:y="5.722cm" svg:viewBox="0 0 54 112" draw:points="0,102 0,5 54,0 54,112">
          <text:p/>
        </draw:polygon>
        <draw:polygon draw:style-name="gr13" draw:text-style-name="P10" draw:layer="layout" svg:width="0.051cm" svg:height="0.134cm" svg:x="3.293cm" svg:y="5.722cm" svg:viewBox="0 0 52 135" draw:points="0,112 0,0 52,8 52,135">
          <text:p/>
        </draw:polygon>
        <draw:polygon draw:style-name="gr13" draw:text-style-name="P10" draw:layer="layout" svg:width="0.051cm" svg:height="0.147cm" svg:x="3.344cm" svg:y="5.73cm" svg:viewBox="0 0 52 148" draw:points="0,127 0,0 52,6 52,148">
          <text:p/>
        </draw:polygon>
        <draw:polygon draw:style-name="gr13" draw:text-style-name="P10" draw:layer="layout" svg:width="0.051cm" svg:height="0.162cm" svg:x="3.395cm" svg:y="5.736cm" svg:viewBox="0 0 52 163" draw:points="0,142 0,0 52,12 52,163">
          <text:p/>
        </draw:polygon>
        <draw:polygon draw:style-name="gr13" draw:text-style-name="P10" draw:layer="layout" svg:width="0.053cm" svg:height="0.169cm" svg:x="3.446cm" svg:y="5.748cm" svg:viewBox="0 0 54 170" draw:points="0,151 0,0 54,14 54,170">
          <text:p/>
        </draw:polygon>
        <draw:polygon draw:style-name="gr13" draw:text-style-name="P10" draw:layer="layout" svg:width="0.053cm" svg:height="0.177cm" svg:x="3.499cm" svg:y="5.762cm" svg:viewBox="0 0 54 178" draw:points="0,156 0,0 54,16 54,178">
          <text:p/>
        </draw:polygon>
        <draw:polygon draw:style-name="gr13" draw:text-style-name="P10" draw:layer="layout" svg:width="0.048cm" svg:height="0.182cm" svg:x="3.552cm" svg:y="5.778cm" svg:viewBox="0 0 49 183" draw:points="0,162 0,0 49,19 49,183">
          <text:p/>
        </draw:polygon>
        <draw:polygon draw:style-name="gr13" draw:text-style-name="P10" draw:layer="layout" svg:width="0.051cm" svg:height="0.186cm" svg:x="3.6cm" svg:y="5.797cm" svg:viewBox="0 0 52 187" draw:points="0,164 0,0 52,29 52,187">
          <text:p/>
        </draw:polygon>
        <draw:polygon draw:style-name="gr13" draw:text-style-name="P10" draw:layer="layout" svg:width="0.051cm" svg:height="0.18cm" svg:x="3.651cm" svg:y="5.826cm" svg:viewBox="0 0 52 181" draw:points="0,157 0,0 52,30 52,181">
          <text:p/>
        </draw:polygon>
        <draw:polygon draw:style-name="gr13" draw:text-style-name="P10" draw:layer="layout" svg:width="0.053cm" svg:height="0.174cm" svg:x="3.702cm" svg:y="5.856cm" svg:viewBox="0 0 54 175" draw:points="0,151 0,0 54,37 54,175">
          <text:p/>
        </draw:polygon>
        <draw:polygon draw:style-name="gr13" draw:text-style-name="P10" draw:layer="layout" svg:width="0.051cm" svg:height="0.16cm" svg:x="3.755cm" svg:y="5.893cm" svg:viewBox="0 0 52 161" draw:points="0,138 0,0 52,37 52,161">
          <text:p/>
        </draw:polygon>
        <draw:polygon draw:style-name="gr13" draw:text-style-name="P10" draw:layer="layout" svg:width="0.051cm" svg:height="0.148cm" svg:x="3.806cm" svg:y="5.93cm" svg:viewBox="0 0 52 149" draw:points="0,124 0,0 52,33 52,149">
          <text:p/>
        </draw:polygon>
        <draw:polygon draw:style-name="gr13" draw:text-style-name="P10" draw:layer="layout" svg:width="0.053cm" svg:height="0.133cm" svg:x="3.857cm" svg:y="5.963cm" svg:viewBox="0 0 54 134" draw:points="0,116 0,0 54,34 54,134">
          <text:p/>
        </draw:polygon>
        <draw:polyline draw:style-name="gr14" draw:text-style-name="P1" draw:layer="layout" svg:width="0.877cm" svg:height="0.273cm" svg:x="3.033cm" svg:y="5.773cm" svg:viewBox="0 0 878 274" draw:points="0,0 53,7 105,16 155,3 261,3 312,19 363,33 414,51 467,67 520,84 568,106 619,133 670,158 723,189 774,220 825,248 878,274">
          <text:p/>
        </draw:polyline>
        <draw:polyline draw:style-name="gr15" draw:text-style-name="P1" draw:layer="layout" svg:width="1.65cm" svg:height="0.21cm" svg:x="3.033cm" svg:y="5.88cm" svg:viewBox="0 0 1651 211" draw:points="0,36 52,30 104,22 154,13 207,13 260,7 311,6 362,6 413,2 466,0 519,4 567,18 618,36 669,51 722,64 773,76 824,88 877,98 928,109 981,120 1032,130 1083,139 1137,148 1185,155 1238,164 1287,171 1340,176 1391,185 1444,190 1495,197 1547,201 1600,208 1651,211">
          <text:p/>
        </draw:polyline>
        <draw:polyline draw:style-name="gr16" draw:text-style-name="P1" draw:layer="layout" svg:width="3.711cm" svg:height="1.743cm" svg:x="4.736cm" svg:y="4.372cm" svg:viewBox="0 0 3712 1744" draw:points="0,1744 52,1742 100,1739 153,1732 202,1730 255,1718 306,1697 359,1669 410,1637 462,1614 515,1602 566,1588 619,1567 670,1535 718,1498 770,1462 822,1427 874,1404 925,1395 978,1378 1031,1330 1082,1254 1133,1184 1184,1131 1237,1082 1290,1034 1336,958 1389,847 1440,720 1493,600 1542,501 1595,461 1648,455 1699,443 1752,413 1802,365 1854,319 1907,279 1957,277 2008,326 2059,390 2112,455 2163,489 2214,478 2267,476 2318,468 2371,439 2422,432 2474,454 2527,464 2574,489 2627,491 2676,450 2729,390 2780,333 2833,267 2885,180 2936,143 2989,145 3040,134 3093,108 3144,90 3191,32 3244,0 3295,21 3347,35 3398,58 3451,124 3504,222 3555,291 3606,332 3657,371 3710,415 3712,416">
          <text:p/>
        </draw:polyline>
        <draw:polyline draw:style-name="gr17" draw:text-style-name="P1" draw:layer="layout" svg:width="3.711cm" svg:height="3.489cm" svg:x="4.736cm" svg:y="2.589cm" svg:viewBox="0 0 3712 3490" draw:points="0,3490 52,3483 100,3477 153,3465 202,3458 255,3440 306,3398 359,3340 410,3275 462,3232 515,3208 566,3178 619,3137 670,3074 718,2999 770,2929 822,2858 874,2813 925,2795 978,2758 1031,2663 1082,2508 1133,2367 1184,2263 1237,2166 1290,2071 1336,1917 1389,1693 1440,1443 1493,1201 1542,1005 1595,922 1648,914 1699,889 1752,827 1802,732 1854,640 1907,561 1957,555 2008,652 2059,781 2112,914 2163,977 2214,960 2267,952 2318,938 2371,880 2422,868 2474,907 2527,928 2574,981 2627,984 2676,901 2729,781 2780,668 2833,533 2885,361 2936,287 2989,291 3040,270 3093,219 3144,182 3191,65 3244,0 3295,44 3347,70 3398,116 3451,249 3504,444 3555,586 3606,665 3657,741 3710,831 3712,834">
          <text:p/>
        </draw:polyline>
        <draw:polyline draw:style-name="gr17" draw:text-style-name="P1" draw:layer="layout" svg:width="3.711cm" svg:height="0.871cm" svg:x="4.736cm" svg:y="5.263cm" svg:viewBox="0 0 3712 872" draw:points="0,872 52,871 100,869 153,867 202,865 255,860 306,849 359,835 410,819 462,809 515,802 566,795 619,784 670,768 718,751 770,733 822,715 874,703 925,699 978,689 1031,666 1082,627 1133,592 1184,567 1290,518 1336,481 1389,424 1440,360 1493,300 1542,250 1595,229 1648,227 1699,222 1752,206 1802,183 1854,160 1907,139 1957,138 2008,162 2059,194 2112,227 2163,243 2214,240 2267,238 2318,235 2371,219 2422,217 2474,226 2527,231 2574,245 2627,245 2676,224 2729,194 2780,166 2833,132 2885,90 2936,72 2989,72 3040,67 3093,55 3144,44 3191,16 3244,0 3295,11 3347,18 3398,28 3451,62 3504,111 3555,146 3606,166 3657,185 3710,206 3712,208">
          <text:p/>
        </draw:polyline>
        <draw:polygon draw:style-name="gr8" draw:text-style-name="P6" draw:layer="layout" svg:width="3.909cm" svg:height="1.306cm" svg:x="1.183cm" svg:y="2.451cm" svg:viewBox="0 0 3910 1307" draw:points="0,0 3910,0 3910,1307 0,1307">
          <text:p/>
        </draw:polygon>
        <draw:polygon draw:style-name="gr2" draw:text-style-name="P1" draw:layer="layout" svg:width="3.909cm" svg:height="1.306cm" svg:x="1.183cm" svg:y="2.451cm" svg:viewBox="0 0 3910 1307" draw:points="0,0 3910,0 3910,1307 0,1307">
          <text:p/>
        </draw:polygon>
        <draw:frame draw:style-name="gr3" draw:text-style-name="P3" draw:layer="layout" svg:width="0.586cm" svg:height="0.319cm" draw:transform="rotate (1.5707963267949) translate (-0.006cm 4.53cm)">
          <draw:text-box>
            <text:p text:style-name="P2"><text:span text:style-name="T1">SSN</text:span></text:p>
          </draw:text-box>
        </draw:frame>
        <draw:line draw:style-name="gr4" draw:text-style-name="P1" draw:layer="layout" svg:x1="1.321cm" svg:y1="2.582cm" svg:x2="1.721cm" svg:y2="2.582cm">
          <text:p/>
        </draw:line>
        <draw:frame draw:style-name="gr9" draw:text-style-name="P7" draw:layer="layout" svg:width="2.373cm" svg:height="0.268cm" svg:x="1.858cm" svg:y="2.44cm">
          <draw:text-box>
            <text:p text:style-name="P2"><text:span text:style-name="T2">SIDC smoothed actual</text:span></text:p>
          </draw:text-box>
        </draw:frame>
        <draw:line draw:style-name="gr14" draw:text-style-name="P1" draw:layer="layout" svg:x1="1.321cm" svg:y1="2.843cm" svg:x2="1.721cm" svg:y2="2.843cm">
          <text:p/>
        </draw:line>
        <draw:frame draw:style-name="gr9" draw:text-style-name="P7" draw:layer="layout" svg:width="1.657cm" svg:height="0.268cm" svg:x="1.858cm" svg:y="2.701cm">
          <draw:text-box>
            <text:p text:style-name="P2"><text:span text:style-name="T2">SIDC prediction</text:span></text:p>
          </draw:text-box>
        </draw:frame>
        <draw:line draw:style-name="gr15" draw:text-style-name="P1" draw:layer="layout" svg:x1="1.321cm" svg:y1="3.104cm" svg:x2="1.721cm" svg:y2="3.104cm">
          <text:p/>
        </draw:line>
        <draw:frame draw:style-name="gr9" draw:text-style-name="P7" draw:layer="layout" svg:width="1.801cm" svg:height="0.268cm" svg:x="1.858cm" svg:y="2.963cm">
          <draw:text-box>
            <text:p text:style-name="P2"><text:span text:style-name="T2">SWPC prediction</text:span></text:p>
          </draw:text-box>
        </draw:frame>
        <draw:line draw:style-name="gr16" draw:text-style-name="P1" draw:layer="layout" svg:x1="1.321cm" svg:y1="3.365cm" svg:x2="1.721cm" svg:y2="3.365cm">
          <text:p/>
        </draw:line>
        <draw:frame draw:style-name="gr9" draw:text-style-name="P7" draw:layer="layout" svg:width="2.982cm" svg:height="0.268cm" svg:x="1.858cm" svg:y="3.224cm">
          <draw:text-box>
            <text:p text:style-name="P2"><text:span text:style-name="T2">Cycle 24 shifted by 11 years</text:span></text:p>
          </draw:text-box>
        </draw:frame>
        <draw:line draw:style-name="gr17" draw:text-style-name="P1" draw:layer="layout" svg:x1="1.321cm" svg:y1="3.626cm" svg:x2="1.721cm" svg:y2="3.626cm">
          <text:p/>
        </draw:line>
        <draw:polyline draw:style-name="gr2" draw:text-style-name="P1" draw:layer="layout" svg:width="7.421cm" svg:height="3.828cm" svg:x="1.026cm" svg:y="2.326cm" svg:viewBox="0 0 7422 3829" draw:points="0,0 0,3829 7422,3829">
          <text:p/>
        </draw:polyline>
        <draw:line draw:style-name="gr2" draw:text-style-name="P1" draw:layer="layout" svg:x1="1.026cm" svg:y1="2.326cm" svg:x2="1.151cm" svg:y2="2.326cm">
          <text:p/>
        </draw:line>
        <draw:line draw:style-name="gr2" draw:text-style-name="P1" draw:layer="layout" svg:x1="1.026cm" svg:y1="6.154cm" svg:x2="1.151cm" svg:y2="6.154cm">
          <text:p/>
        </draw:line>
        <draw:frame draw:style-name="gr9" draw:text-style-name="P7" draw:layer="layout" svg:width="3.054cm" svg:height="0.268cm" svg:x="1.858cm" svg:y="3.485cm">
          <draw:text-box>
            <text:p text:style-name="P2"><text:span text:style-name="T2">Half/twice cycle 24 amplitude</text:span></text:p>
          </draw:text-box>
        </draw:frame>
        <draw:line draw:style-name="gr2" draw:text-style-name="P1" draw:layer="layout" svg:x1="1.026cm" svg:y1="6cm" svg:x2="1.088cm" svg:y2="6cm">
          <text:p/>
        </draw:line>
        <draw:line draw:style-name="gr2" draw:text-style-name="P1" draw:layer="layout" svg:x1="1.026cm" svg:y1="5.847cm" svg:x2="1.088cm" svg:y2="5.847cm">
          <text:p/>
        </draw:line>
        <draw:line draw:style-name="gr2" draw:text-style-name="P1" draw:layer="layout" svg:x1="1.026cm" svg:y1="5.695cm" svg:x2="1.088cm" svg:y2="5.695cm">
          <text:p/>
        </draw:line>
        <draw:line draw:style-name="gr2" draw:text-style-name="P1" draw:layer="layout" svg:x1="1.026cm" svg:y1="5.542cm" svg:x2="1.088cm" svg:y2="5.542cm">
          <text:p/>
        </draw:line>
        <draw:line draw:style-name="gr2" draw:text-style-name="P1" draw:layer="layout" svg:x1="1.026cm" svg:y1="5.388cm" svg:x2="1.151cm" svg:y2="5.388cm">
          <text:p/>
        </draw:line>
        <draw:frame draw:style-name="gr3" draw:text-style-name="P3" draw:layer="layout" svg:width="0.281cm" svg:height="0.319cm" svg:x="0.633cm" svg:y="5.984cm">
          <draw:text-box>
            <text:p text:style-name="P2"><text:span text:style-name="T1"><text:s/></text:span><text:span text:style-name="T1">0</text:span></text:p>
          </draw:text-box>
        </draw:frame>
        <draw:line draw:style-name="gr2" draw:text-style-name="P1" draw:layer="layout" svg:x1="1.026cm" svg:y1="5.235cm" svg:x2="1.088cm" svg:y2="5.235cm">
          <text:p/>
        </draw:line>
        <draw:line draw:style-name="gr2" draw:text-style-name="P1" draw:layer="layout" svg:x1="1.026cm" svg:y1="5.081cm" svg:x2="1.088cm" svg:y2="5.081cm">
          <text:p/>
        </draw:line>
        <draw:line draw:style-name="gr2" draw:text-style-name="P1" draw:layer="layout" svg:x1="1.026cm" svg:y1="4.93cm" svg:x2="1.088cm" svg:y2="4.93cm">
          <text:p/>
        </draw:line>
        <draw:line draw:style-name="gr2" draw:text-style-name="P1" draw:layer="layout" svg:x1="1.026cm" svg:y1="4.776cm" svg:x2="1.088cm" svg:y2="4.776cm">
          <text:p/>
        </draw:line>
        <draw:line draw:style-name="gr2" draw:text-style-name="P1" draw:layer="layout" svg:x1="1.026cm" svg:y1="4.623cm" svg:x2="1.151cm" svg:y2="4.623cm">
          <text:p/>
        </draw:line>
        <draw:frame draw:style-name="gr3" draw:text-style-name="P3" draw:layer="layout" svg:width="0.395cm" svg:height="0.319cm" svg:x="0.476cm" svg:y="5.219cm">
          <draw:text-box>
            <text:p text:style-name="P2"><text:span text:style-name="T1"><text:s/></text:span><text:span text:style-name="T1">50</text:span></text:p>
          </draw:text-box>
        </draw:frame>
        <draw:line draw:style-name="gr2" draw:text-style-name="P1" draw:layer="layout" svg:x1="1.026cm" svg:y1="4.469cm" svg:x2="1.088cm" svg:y2="4.469cm">
          <text:p/>
        </draw:line>
        <draw:line draw:style-name="gr2" draw:text-style-name="P1" draw:layer="layout" svg:x1="1.026cm" svg:y1="4.316cm" svg:x2="1.088cm" svg:y2="4.316cm">
          <text:p/>
        </draw:line>
        <draw:line draw:style-name="gr2" draw:text-style-name="P1" draw:layer="layout" svg:x1="1.026cm" svg:y1="4.164cm" svg:x2="1.088cm" svg:y2="4.164cm">
          <text:p/>
        </draw:line>
        <draw:line draw:style-name="gr2" draw:text-style-name="P1" draw:layer="layout" svg:x1="1.026cm" svg:y1="4.011cm" svg:x2="1.088cm" svg:y2="4.011cm">
          <text:p/>
        </draw:line>
        <draw:line draw:style-name="gr2" draw:text-style-name="P1" draw:layer="layout" svg:x1="1.026cm" svg:y1="3.857cm" svg:x2="1.151cm" svg:y2="3.857cm">
          <text:p/>
        </draw:line>
        <draw:frame draw:style-name="gr3" draw:text-style-name="P3" draw:layer="layout" svg:width="0.552cm" svg:height="0.319cm" svg:x="0.319cm" svg:y="4.453cm">
          <draw:text-box>
            <text:p text:style-name="P2"><text:span text:style-name="T1"><text:s/></text:span><text:span text:style-name="T1">100</text:span></text:p>
          </draw:text-box>
        </draw:frame>
        <draw:line draw:style-name="gr2" draw:text-style-name="P1" draw:layer="layout" svg:x1="1.026cm" svg:y1="3.704cm" svg:x2="1.088cm" svg:y2="3.704cm">
          <text:p/>
        </draw:line>
        <draw:line draw:style-name="gr2" draw:text-style-name="P1" draw:layer="layout" svg:x1="1.026cm" svg:y1="3.55cm" svg:x2="1.088cm" svg:y2="3.55cm">
          <text:p/>
        </draw:line>
        <draw:line draw:style-name="gr2" draw:text-style-name="P1" draw:layer="layout" svg:x1="1.026cm" svg:y1="3.399cm" svg:x2="1.088cm" svg:y2="3.399cm">
          <text:p/>
        </draw:line>
        <draw:line draw:style-name="gr2" draw:text-style-name="P1" draw:layer="layout" svg:x1="1.026cm" svg:y1="3.245cm" svg:x2="1.088cm" svg:y2="3.245cm">
          <text:p/>
        </draw:line>
        <draw:line draw:style-name="gr2" draw:text-style-name="P1" draw:layer="layout" svg:x1="1.026cm" svg:y1="3.092cm" svg:x2="1.151cm" svg:y2="3.092cm">
          <text:p/>
        </draw:line>
        <draw:frame draw:style-name="gr3" draw:text-style-name="P3" draw:layer="layout" svg:width="0.552cm" svg:height="0.319cm" svg:x="0.319cm" svg:y="3.687cm">
          <draw:text-box>
            <text:p text:style-name="P2"><text:span text:style-name="T1"><text:s/></text:span><text:span text:style-name="T1">150</text:span></text:p>
          </draw:text-box>
        </draw:frame>
        <draw:line draw:style-name="gr2" draw:text-style-name="P1" draw:layer="layout" svg:x1="1.026cm" svg:y1="2.938cm" svg:x2="1.088cm" svg:y2="2.938cm">
          <text:p/>
        </draw:line>
        <draw:line draw:style-name="gr2" draw:text-style-name="P1" draw:layer="layout" svg:x1="1.026cm" svg:y1="2.785cm" svg:x2="1.088cm" svg:y2="2.785cm">
          <text:p/>
        </draw:line>
        <draw:line draw:style-name="gr2" draw:text-style-name="P1" draw:layer="layout" svg:x1="1.026cm" svg:y1="2.633cm" svg:x2="1.088cm" svg:y2="2.633cm">
          <text:p/>
        </draw:line>
        <draw:line draw:style-name="gr2" draw:text-style-name="P1" draw:layer="layout" svg:x1="1.026cm" svg:y1="2.48cm" svg:x2="1.088cm" svg:y2="2.48cm">
          <text:p/>
        </draw:line>
        <draw:line draw:style-name="gr2" draw:text-style-name="P1" draw:layer="layout" svg:x1="1.026cm" svg:y1="2.326cm" svg:x2="1.151cm" svg:y2="2.326cm">
          <text:p/>
        </draw:line>
        <draw:line draw:style-name="gr2" draw:text-style-name="P1" draw:layer="layout" svg:x1="1.026cm" svg:y1="6.154cm" svg:x2="1.026cm" svg:y2="6.028cm">
          <text:p/>
        </draw:line>
        <draw:frame draw:style-name="gr3" draw:text-style-name="P3" draw:layer="layout" svg:width="0.552cm" svg:height="0.319cm" svg:x="0.319cm" svg:y="2.922cm">
          <draw:text-box>
            <text:p text:style-name="P2"><text:span text:style-name="T1"><text:s/></text:span><text:span text:style-name="T1">200</text:span></text:p>
          </draw:text-box>
        </draw:frame>
        <draw:line draw:style-name="gr2" draw:text-style-name="P1" draw:layer="layout" svg:x1="1.645cm" svg:y1="6.154cm" svg:x2="1.645cm" svg:y2="6.092cm">
          <text:p/>
        </draw:line>
        <draw:line draw:style-name="gr2" draw:text-style-name="P1" draw:layer="layout" svg:x1="2.262cm" svg:y1="6.154cm" svg:x2="2.262cm" svg:y2="6.028cm">
          <text:p/>
        </draw:line>
        <draw:frame draw:style-name="gr3" draw:text-style-name="P3" draw:layer="layout" svg:width="0.629cm" svg:height="0.319cm" svg:x="0.712cm" svg:y="6.298cm">
          <draw:text-box>
            <text:p text:style-name="P2"><text:span text:style-name="T1">2014</text:span></text:p>
          </draw:text-box>
        </draw:frame>
        <draw:line draw:style-name="gr2" draw:text-style-name="P1" draw:layer="layout" svg:x1="2.882cm" svg:y1="6.154cm" svg:x2="2.882cm" svg:y2="6.092cm">
          <text:p/>
        </draw:line>
        <draw:line draw:style-name="gr2" draw:text-style-name="P1" draw:layer="layout" svg:x1="3.499cm" svg:y1="6.154cm" svg:x2="3.499cm" svg:y2="6.028cm">
          <text:p/>
        </draw:line>
        <draw:frame draw:style-name="gr3" draw:text-style-name="P3" draw:layer="layout" svg:width="0.629cm" svg:height="0.319cm" svg:x="1.948cm" svg:y="6.298cm">
          <draw:text-box>
            <text:p text:style-name="P2"><text:span text:style-name="T1">2016</text:span></text:p>
          </draw:text-box>
        </draw:frame>
        <draw:line draw:style-name="gr2" draw:text-style-name="P1" draw:layer="layout" svg:x1="4.118cm" svg:y1="6.154cm" svg:x2="4.118cm" svg:y2="6.092cm">
          <text:p/>
        </draw:line>
        <draw:line draw:style-name="gr2" draw:text-style-name="P1" draw:layer="layout" svg:x1="4.736cm" svg:y1="6.154cm" svg:x2="4.736cm" svg:y2="6.028cm">
          <text:p/>
        </draw:line>
        <draw:frame draw:style-name="gr3" draw:text-style-name="P3" draw:layer="layout" svg:width="0.629cm" svg:height="0.319cm" svg:x="3.185cm" svg:y="6.298cm">
          <draw:text-box>
            <text:p text:style-name="P2"><text:span text:style-name="T1">2018</text:span></text:p>
          </draw:text-box>
        </draw:frame>
        <draw:line draw:style-name="gr2" draw:text-style-name="P1" draw:layer="layout" svg:x1="5.355cm" svg:y1="6.154cm" svg:x2="5.355cm" svg:y2="6.092cm">
          <text:p/>
        </draw:line>
        <draw:line draw:style-name="gr2" draw:text-style-name="P1" draw:layer="layout" svg:x1="5.972cm" svg:y1="6.154cm" svg:x2="5.972cm" svg:y2="6.028cm">
          <text:p/>
        </draw:line>
        <draw:frame draw:style-name="gr3" draw:text-style-name="P3" draw:layer="layout" svg:width="0.629cm" svg:height="0.319cm" svg:x="4.421cm" svg:y="6.298cm">
          <draw:text-box>
            <text:p text:style-name="P2"><text:span text:style-name="T1">2020</text:span></text:p>
          </draw:text-box>
        </draw:frame>
        <draw:line draw:style-name="gr2" draw:text-style-name="P1" draw:layer="layout" svg:x1="6.591cm" svg:y1="6.154cm" svg:x2="6.591cm" svg:y2="6.092cm">
          <text:p/>
        </draw:line>
        <draw:line draw:style-name="gr2" draw:text-style-name="P1" draw:layer="layout" svg:x1="7.209cm" svg:y1="6.154cm" svg:x2="7.209cm" svg:y2="6.028cm">
          <text:p/>
        </draw:line>
        <draw:frame draw:style-name="gr3" draw:text-style-name="P3" draw:layer="layout" svg:width="0.629cm" svg:height="0.319cm" svg:x="5.658cm" svg:y="6.298cm">
          <draw:text-box>
            <text:p text:style-name="P2"><text:span text:style-name="T1">2022</text:span></text:p>
          </draw:text-box>
        </draw:frame>
        <draw:line draw:style-name="gr2" draw:text-style-name="P1" draw:layer="layout" svg:x1="7.828cm" svg:y1="6.154cm" svg:x2="7.828cm" svg:y2="6.092cm">
          <text:p/>
        </draw:line>
        <draw:line draw:style-name="gr2" draw:text-style-name="P1" draw:layer="layout" svg:x1="8.445cm" svg:y1="6.154cm" svg:x2="8.445cm" svg:y2="6.028cm">
          <text:p/>
        </draw:line>
        <draw:frame draw:style-name="gr3" draw:text-style-name="P3" draw:layer="layout" svg:width="0.629cm" svg:height="0.319cm" svg:x="6.894cm" svg:y="6.298cm">
          <draw:text-box>
            <text:p text:style-name="P2"><text:span text:style-name="T1">2024</text:span></text:p>
          </draw:text-box>
        </draw:frame>
        <draw:polyline draw:style-name="gr2" draw:text-style-name="P1" draw:layer="layout" svg:width="7.421cm" svg:height="3.828cm" svg:x="1.026cm" svg:y="2.326cm" svg:viewBox="0 0 7422 3829" draw:points="0,0 0,3829 7422,3829">
          <text:p/>
        </draw:polyline>
        <draw:frame draw:style-name="gr3" draw:text-style-name="P3" draw:layer="layout" svg:width="0.629cm" svg:height="0.319cm" svg:x="8.131cm" svg:y="6.298cm">
          <draw:text-box>
            <text:p text:style-name="P2"><text:span text:style-name="T1">2026</text:span></text:p>
          </draw:text-box>
        </draw:frame>
        <draw:polyline draw:style-name="gr2" draw:text-style-name="P1" draw:layer="layout" svg:width="7.421cm" svg:height="3.828cm" svg:x="1.026cm" svg:y="2.326cm" svg:viewBox="0 0 7422 3829" draw:points="0,0 0,3829 7422,3829">
          <text:p/>
        </draw:polyline>
        <draw:frame draw:style-name="gr3" draw:text-style-name="P3" draw:layer="layout" svg:width="0.586cm" svg:height="0.319cm" draw:transform="rotate (1.5707963267949) translate (-0.006cm 4.53cm)">
          <draw:text-box>
            <text:p text:style-name="P2"><text:span text:style-name="T1">SS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stroke-dash37" draw:style="rect" draw:dots1="1" draw:dots1-length="0.194cm" draw:distance="0.097cm"/>
    <draw:stroke-dash draw:name="stroke-dash42" draw:style="rect" draw:dots1="4" draw:dots1-length="0.088cm" draw:distance="0.141cm"/>
    <draw:stroke-dash draw:name="stroke-dash5" draw:style="rect" draw:dots1="1" draw:dots1-length="0.007cm" draw:distance="0.0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8.784cm" fo:page-height="6.596cm" style:print-orientation="landscape"/>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0-13T20:08:29.354031752</dc:date>
    <meta:editing-duration>PT41S</meta:editing-duration>
    <meta:editing-cycles>1</meta:editing-cycles>
    <meta:document-statistic meta:object-count="323"/>
    <meta:generator>LibreOffice/5.1.6.2$Linux_X86_64 LibreOffice_project/10m0$Build-2</meta:generator>
  </office:meta>
</office:document-meta>
</file>